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I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F0" style:family="paragraph">
      <style:paragraph-properties fo:break-before="page" fo:text-align="center"/>
    </style:style>
    <style:style style:name="P6" style:parent-style-name="Normal" style:family="paragraph">
      <style:paragraph-properties fo:text-align="center"/>
      <style:text-properties fo:hyphenate="true"/>
    </style:style>
    <style:style style:name="P7" style:parent-style-name="Normal" style:family="paragraph">
      <style:paragraph-properties fo:text-align="center"/>
      <style:text-properties fo:hyphenate="true"/>
    </style:style>
    <style:style style:name="P8" style:parent-style-name="Normal" style:family="paragraph">
      <style:paragraph-properties fo:text-align="center"/>
      <style:text-properties fo:hyphenate="true"/>
    </style:style>
    <style:style style:name="P9" style:parent-style-name="Normal" style:family="paragraph">
      <style:paragraph-properties fo:text-align="center"/>
      <style:text-properties fo:hyphenate="true"/>
    </style:style>
    <style:style style:name="P10" style:parent-style-name="Titre" style:family="paragraph">
      <style:paragraph-properties fo:text-align="center"/>
    </style:style>
    <style:style style:name="P11" style:parent-style-name="Titre1" style:family="paragraph">
      <style:paragraph-properties fo:text-align="center"/>
    </style:style>
    <style:style style:name="P12" style:parent-style-name="Titre1" style:family="paragraph">
      <style:paragraph-properties fo:text-align="center"/>
    </style:style>
    <style:style style:name="P13" style:parent-style-name="Normal" style:family="paragraph">
      <style:paragraph-properties fo:text-align="center"/>
      <style:text-properties fo:hyphenate="true"/>
    </style:style>
    <style:style style:name="P14" style:parent-style-name="Normal" style:family="paragraph">
      <style:paragraph-properties fo:text-align="center"/>
      <style:text-properties fo:hyphenate="true"/>
    </style:style>
    <style:style style:name="P15" style:parent-style-name="Normal" style:family="paragraph">
      <style:paragraph-properties fo:break-before="page"/>
      <style:text-properties fo:hyphenate="true"/>
    </style:style>
    <style:style style:name="P1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1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4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5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27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30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31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32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33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34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35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36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37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38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39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40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41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42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43" style:parent-style-name="TM3" style:family="paragraph">
      <style:paragraph-properties>
        <style:tab-stops>
          <style:tab-stop style:type="left" style:position="0.3055in"/>
          <style:tab-stop style:type="right" style:leader-style="dotted" style:leader-text="." style:position="5.9875in"/>
        </style:tab-stops>
      </style:paragraph-properties>
    </style:style>
    <style:style style:name="T44" style:parent-style-name="Policepardéfaut" style:family="text">
      <style:text-properties style:font-name="Calibri" style:font-name-asian="Times New Roman" style:font-name-complex="Times New Roman" style:language-asian="fr" style:country-asian="FR"/>
    </style:style>
    <style:style style:name="P45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6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47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8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49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0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1" style:parent-style-name="TM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52" style:parent-style-name="Normal" style:family="paragraph">
      <style:paragraph-properties fo:break-before="page" fo:text-align="center"/>
      <style:text-properties fo:hyphenate="true"/>
    </style:style>
    <style:style style:name="P53" style:parent-style-name="Titre3" style:family="paragraph"/>
    <style:style style:name="P54" style:parent-style-name="Normal" style:family="paragraph">
      <style:paragraph-properties fo:text-align="center"/>
      <style:text-properties style:font-name="Consolas" style:font-name-asian="Times New Roman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P56" style:parent-style-name="Titre3" style:family="paragraph"/>
    <style:style style:name="P57" style:parent-style-name="Normal" style:family="paragraph">
      <style:paragraph-properties fo:text-align="center"/>
      <style:text-properties style:font-name="Consolas" style:font-name-asian="Times New Roman"/>
    </style:style>
    <style:style style:name="T58" style:parent-style-name="Policepardéfaut" style:family="text">
      <style:text-properties style:font-name-asian="Times New Roman"/>
    </style:style>
    <style:style style:name="T59" style:parent-style-name="Policepardéfaut" style:family="text">
      <style:text-properties style:font-name-asian="Times New Roman"/>
    </style:style>
    <style:style style:name="T60" style:parent-style-name="Policepardéfaut" style:family="text">
      <style:text-properties style:font-name-asian="Times New Roman" fo:font-weight="bold" style:font-weight-asian="bold" style:font-weight-complex="bold"/>
    </style:style>
    <style:style style:name="T61" style:parent-style-name="Policepardéfaut" style:family="text">
      <style:text-properties style:font-name-asian="Times New Roman"/>
    </style:style>
    <style:style style:name="P62" style:parent-style-name="Titre3" style:family="paragraph"/>
    <style:style style:name="P63" style:parent-style-name="Normal" style:family="paragraph">
      <style:paragraph-properties fo:text-align="center"/>
    </style:style>
    <style:style style:name="T64" style:parent-style-name="Policepardéfaut" style:family="text">
      <style:text-properties style:font-name="Consolas" style:font-name-asian="Times New Roman"/>
    </style:style>
    <style:style style:name="T65" style:parent-style-name="Policepardéfaut" style:family="text">
      <style:text-properties style:font-name-asian="Times New Roman"/>
    </style:style>
    <style:style style:name="T66" style:parent-style-name="Policepardéfaut" style:family="text">
      <style:text-properties style:font-name-asian="Times New Roman"/>
    </style:style>
    <style:style style:name="T67" style:parent-style-name="Policepardéfaut" style:family="text">
      <style:text-properties style:font-name-asian="Times New Roman" fo:font-weight="bold" style:font-weight-asian="bold" style:font-weight-complex="bold"/>
    </style:style>
    <style:style style:name="T68" style:parent-style-name="Policepardéfaut" style:family="text">
      <style:text-properties style:font-name-asian="Times New Roman"/>
    </style:style>
    <style:style style:name="P69" style:parent-style-name="Titre3" style:family="paragraph"/>
    <style:style style:name="P70" style:parent-style-name="Normal" style:family="paragraph">
      <style:paragraph-properties fo:text-align="center"/>
    </style:style>
    <style:style style:name="T71" style:parent-style-name="Policepardéfaut" style:family="text">
      <style:text-properties style:font-name="Consolas" style:font-name-asian="Times New Roman"/>
    </style:style>
    <style:style style:name="T72" style:parent-style-name="Policepardéfaut" style:family="text">
      <style:text-properties style:font-name="Consolas" style:font-name-asian="Times New Roman"/>
    </style:style>
    <style:style style:name="T73" style:parent-style-name="Policepardéfaut" style:family="text">
      <style:text-properties style:font-name-asian="Times New Roman"/>
    </style:style>
    <style:style style:name="T74" style:parent-style-name="Policepardéfaut" style:family="text">
      <style:text-properties style:font-name-asian="Times New Roman"/>
    </style:style>
    <style:style style:name="T75" style:parent-style-name="Policepardéfaut" style:family="text">
      <style:text-properties style:font-name-asian="Times New Roman" fo:font-weight="bold" style:font-weight-asian="bold" style:font-weight-complex="bold"/>
    </style:style>
    <style:style style:name="T76" style:parent-style-name="Policepardéfaut" style:family="text">
      <style:text-properties style:font-name-asian="Times New Roman"/>
    </style:style>
    <style:style style:name="P77" style:parent-style-name="Titre3" style:family="paragraph"/>
    <style:style style:name="P78" style:parent-style-name="Normal" style:family="paragraph">
      <style:paragraph-properties fo:text-align="center"/>
    </style:style>
    <style:style style:name="T79" style:parent-style-name="Policepardéfaut" style:family="text">
      <style:text-properties style:font-name="Consolas" style:font-name-asian="Times New Roman"/>
    </style:style>
    <style:style style:name="T80" style:parent-style-name="Policepardéfaut" style:family="text">
      <style:text-properties style:font-name-asian="Times New Roman"/>
    </style:style>
    <style:style style:name="T81" style:parent-style-name="Policepardéfaut" style:family="text">
      <style:text-properties style:font-name-asian="Times New Roman"/>
    </style:style>
    <style:style style:name="T82" style:parent-style-name="Policepardéfaut" style:family="text">
      <style:text-properties style:font-name-asian="Times New Roman" fo:font-weight="bold" style:font-weight-asian="bold" style:font-weight-complex="bold"/>
    </style:style>
    <style:style style:name="T83" style:parent-style-name="Policepardéfaut" style:family="text">
      <style:text-properties style:font-name-asian="Times New Roman"/>
    </style:style>
    <style:style style:name="P84" style:parent-style-name="Titre3" style:family="paragraph"/>
    <style:style style:name="T85" style:parent-style-name="Policepardéfaut" style:family="text">
      <style:text-properties fo:color="#2F5496" fo:font-size="13pt" style:font-size-asian="13pt" style:font-size-complex="13pt"/>
    </style:style>
    <style:style style:name="P86" style:parent-style-name="Normal" style:family="paragraph">
      <style:paragraph-properties fo:text-align="center"/>
    </style:style>
    <style:style style:name="T87" style:parent-style-name="Policepardéfaut" style:family="text">
      <style:text-properties style:font-name="Consolas" style:font-name-asian="Times New Roman" fo:language="en" fo:country="US"/>
    </style:style>
    <style:style style:name="T88" style:parent-style-name="Policepardéfaut" style:family="text">
      <style:text-properties style:font-name="Consolas" style:font-name-asian="Times New Roman" fo:language="en" fo:country="US"/>
    </style:style>
    <style:style style:name="T89" style:parent-style-name="Policepardéfaut" style:family="text">
      <style:text-properties style:font-name-asian="Times New Roman"/>
    </style:style>
    <style:style style:name="T90" style:parent-style-name="Policepardéfaut" style:family="text">
      <style:text-properties style:font-name-asian="Times New Roman"/>
    </style:style>
    <style:style style:name="T91" style:parent-style-name="Policepardéfaut" style:family="text">
      <style:text-properties style:font-name-asian="Times New Roman" fo:font-weight="bold" style:font-weight-asian="bold" style:font-weight-complex="bold"/>
    </style:style>
    <style:style style:name="T92" style:parent-style-name="Policepardéfaut" style:family="text">
      <style:text-properties style:font-name-asian="Times New Roman"/>
    </style:style>
    <style:style style:name="T93" style:parent-style-name="Policepardéfaut" style:family="text">
      <style:text-properties style:font-name="Consolas" style:font-name-asian="Times New Roman"/>
    </style:style>
    <style:style style:name="T94" style:parent-style-name="Policepardéfaut" style:family="text">
      <style:text-properties style:font-name-asian="Times New Roman"/>
    </style:style>
    <style:style style:name="P95" style:parent-style-name="Titre3" style:family="paragraph"/>
    <style:style style:name="T96" style:parent-style-name="Policepardéfaut" style:family="text">
      <style:text-properties style:font-name-asian="Times New Roman"/>
    </style:style>
    <style:style style:name="T97" style:parent-style-name="Policepardéfaut" style:family="text">
      <style:text-properties style:font-name-asian="Times New Roman"/>
    </style:style>
    <style:style style:name="T98" style:parent-style-name="Policepardéfaut" style:family="text">
      <style:text-properties style:font-name="Consolas" style:font-name-asian="Times New Roman" fo:language="en" fo:country="US"/>
    </style:style>
    <style:style style:name="T99" style:parent-style-name="Policepardéfaut" style:family="text">
      <style:text-properties style:font-name="Consolas" style:font-name-asian="Times New Roman" fo:language="en" fo:country="US"/>
    </style:style>
    <style:style style:name="T100" style:parent-style-name="Policepardéfaut" style:family="text">
      <style:text-properties style:font-name-asian="Times New Roman"/>
    </style:style>
    <style:style style:name="T101" style:parent-style-name="Policepardéfaut" style:family="text">
      <style:text-properties style:font-name-asian="Times New Roman"/>
    </style:style>
    <style:style style:name="T102" style:parent-style-name="Policepardéfaut" style:family="text">
      <style:text-properties style:font-name-asian="Times New Roman" fo:font-weight="bold" style:font-weight-asian="bold" style:font-weight-complex="bold"/>
    </style:style>
    <style:style style:name="T103" style:parent-style-name="Policepardéfaut" style:family="text">
      <style:text-properties style:font-name-asian="Times New Roman"/>
    </style:style>
    <style:style style:name="P104" style:parent-style-name="Titre3" style:family="paragraph"/>
    <style:style style:name="P105" style:parent-style-name="Normal" style:family="paragraph">
      <style:text-properties style:font-name="Consolas" style:font-name-asian="Times New Roman" fo:language="en" fo:country="US"/>
    </style:style>
    <style:style style:name="P106" style:parent-style-name="Normal" style:family="paragraph">
      <style:paragraph-properties fo:text-align="center"/>
      <style:text-properties style:font-name="Consolas" style:font-name-asian="Times New Roman"/>
    </style:style>
    <style:style style:name="T107" style:parent-style-name="Policepardéfaut" style:family="text">
      <style:text-properties style:font-name-asian="Times New Roman"/>
    </style:style>
    <style:style style:name="T108" style:parent-style-name="Policepardéfaut" style:family="text">
      <style:text-properties style:font-name="Consolas" style:font-name-asian="Times New Roman" fo:font-weight="bold" style:font-weight-asian="bold" style:font-weight-complex="bold"/>
    </style:style>
    <style:style style:name="T109" style:parent-style-name="Policepardéfaut" style:family="text">
      <style:text-properties style:font-name-asian="Times New Roman"/>
    </style:style>
    <style:style style:name="T110" style:parent-style-name="Policepardéfaut" style:family="text">
      <style:text-properties style:font-name="Consolas" style:font-name-asian="Times New Roman" fo:font-weight="bold" style:font-weight-asian="bold" style:font-weight-complex="bold"/>
    </style:style>
    <style:style style:name="T111" style:parent-style-name="Policepardéfaut" style:family="text">
      <style:text-properties style:font-name="Consolas" style:font-name-asian="Times New Roman"/>
    </style:style>
    <style:style style:name="T112" style:parent-style-name="Policepardéfaut" style:family="text">
      <style:text-properties style:font-name="Consolas" style:font-name-asian="Times New Roman"/>
    </style:style>
    <style:style style:name="T113" style:parent-style-name="Policepardéfaut" style:family="text">
      <style:text-properties style:font-name="Consolas" style:font-name-asian="Times New Roman"/>
    </style:style>
    <style:style style:name="T114" style:parent-style-name="Policepardéfaut" style:family="text">
      <style:text-properties style:font-name="Consolas" style:font-name-asian="Times New Roman"/>
    </style:style>
    <style:style style:name="T115" style:parent-style-name="Policepardéfaut" style:family="text">
      <style:text-properties style:font-name="Consolas" style:font-name-asian="Times New Roman"/>
    </style:style>
    <style:style style:name="T116" style:parent-style-name="Policepardéfaut" style:family="text">
      <style:text-properties style:font-name="Consolas" style:font-name-asian="Times New Roman"/>
    </style:style>
    <style:style style:name="T117" style:parent-style-name="Policepardéfaut" style:family="text">
      <style:text-properties style:font-name="Consolas" style:font-name-asian="Times New Roman"/>
    </style:style>
    <style:style style:name="T118" style:parent-style-name="Policepardéfaut" style:family="text">
      <style:text-properties style:font-name="Consolas" style:font-name-asian="Times New Roman"/>
    </style:style>
    <style:style style:name="T119" style:parent-style-name="Policepardéfaut" style:family="text">
      <style:text-properties style:font-name="Consolas" style:font-name-asian="Times New Roman"/>
    </style:style>
    <style:style style:name="T120" style:parent-style-name="Policepardéfaut" style:family="text">
      <style:text-properties style:font-name="Consolas" style:font-name-asian="Times New Roman"/>
    </style:style>
    <style:style style:name="T121" style:parent-style-name="Policepardéfaut" style:family="text">
      <style:text-properties style:font-name="Consolas" style:font-name-asian="Times New Roman"/>
    </style:style>
    <style:style style:name="P122" style:parent-style-name="Normal" style:family="paragraph">
      <style:text-properties fo:hyphenate="true"/>
    </style:style>
    <style:style style:name="P123" style:parent-style-name="Titre2" style:family="paragraph">
      <style:paragraph-properties fo:break-before="page"/>
    </style:style>
    <style:style style:name="P124" style:parent-style-name="Normal" style:family="paragraph">
      <style:paragraph-properties fo:margin-bottom="0.0319in" fo:line-height="100%"/>
    </style:style>
    <style:style style:name="T125" style:parent-style-name="Policepardéfaut" style:family="text">
      <style:text-properties fo:font-weight="bold" style:font-weight-asian="bold" style:font-weight-complex="bold"/>
    </style:style>
    <style:style style:name="P126" style:parent-style-name="Normal" style:family="paragraph">
      <style:paragraph-properties fo:margin-bottom="0.0319in" fo:line-height="100%"/>
    </style:style>
    <style:style style:name="P127" style:parent-style-name="Titre3" style:family="paragraph"/>
    <style:style style:name="P128" style:parent-style-name="Normal" style:family="paragraph">
      <style:paragraph-properties fo:text-align="center"/>
      <style:text-properties style:font-name="Consolas"/>
    </style:style>
    <style:style style:name="P129" style:parent-style-name="Normal" style:family="paragraph">
      <style:paragraph-properties fo:text-align="center"/>
      <style:text-properties style:font-name="Consolas"/>
    </style:style>
    <style:style style:name="P130" style:parent-style-name="Titre3" style:family="paragraph"/>
    <style:style style:name="P131" style:parent-style-name="Normal" style:family="paragraph">
      <style:paragraph-properties fo:text-align="center"/>
      <style:text-properties style:font-name="Consolas"/>
    </style:style>
    <style:style style:name="P132" style:parent-style-name="Normal" style:family="paragraph">
      <style:paragraph-properties fo:text-align="center"/>
      <style:text-properties style:font-name="Consolas"/>
    </style:style>
    <style:style style:name="P133" style:parent-style-name="Titre3" style:family="paragraph"/>
    <style:style style:name="P134" style:parent-style-name="Normal" style:family="paragraph">
      <style:text-properties style:font-name="Consolas"/>
    </style:style>
    <style:style style:name="P135" style:parent-style-name="Normal" style:family="paragraph">
      <style:paragraph-properties fo:text-align="center"/>
      <style:text-properties style:font-name="Consolas"/>
    </style:style>
    <style:style style:name="P136" style:parent-style-name="Normal" style:family="paragraph">
      <style:paragraph-properties fo:text-align="center"/>
      <style:text-properties style:font-name="Consolas"/>
    </style:style>
    <style:style style:name="P137" style:parent-style-name="Titre3" style:family="paragraph"/>
    <style:style style:name="P138" style:parent-style-name="Normal" style:family="paragraph">
      <style:text-properties style:font-name="Consolas"/>
    </style:style>
    <style:style style:name="P139" style:parent-style-name="Normal" style:family="paragraph">
      <style:text-properties style:font-name="Consolas"/>
    </style:style>
    <style:style style:name="P140" style:parent-style-name="Normal" style:family="paragraph">
      <style:text-properties style:font-name="Consolas"/>
    </style:style>
    <style:style style:name="P141" style:parent-style-name="Normal" style:family="paragraph">
      <style:text-properties style:font-name="Consolas"/>
    </style:style>
    <style:style style:name="P142" style:parent-style-name="Normal" style:family="paragraph">
      <style:text-properties style:font-name="Consolas"/>
    </style:style>
    <style:style style:name="P143" style:parent-style-name="Normal" style:family="paragraph">
      <style:text-properties style:font-name="Consolas"/>
    </style:style>
    <style:style style:name="P144" style:parent-style-name="Titre3" style:family="paragraph"/>
    <style:style style:name="P145" style:parent-style-name="Normal" style:family="paragraph">
      <style:text-properties style:font-name="Consolas"/>
    </style:style>
    <style:style style:name="P146" style:parent-style-name="Normal" style:family="paragraph">
      <style:text-properties style:font-name="Consolas"/>
    </style:style>
    <style:style style:name="P147" style:parent-style-name="Titre3" style:family="paragraph"/>
    <style:style style:name="P148" style:parent-style-name="Normal" style:family="paragraph">
      <style:paragraph-properties fo:text-align="center"/>
      <style:text-properties style:font-name="Consolas"/>
    </style:style>
    <style:style style:name="P149" style:parent-style-name="Titre3" style:family="paragraph"/>
    <style:style style:name="P150" style:parent-style-name="Normal" style:family="paragraph">
      <style:paragraph-properties fo:text-align="center"/>
      <style:text-properties style:font-name="Consolas"/>
    </style:style>
    <style:style style:name="P151" style:parent-style-name="Titre3" style:family="paragraph"/>
    <style:style style:name="P152" style:parent-style-name="Normal" style:family="paragraph">
      <style:text-properties style:font-name="Consolas"/>
    </style:style>
    <style:style style:name="P153" style:parent-style-name="Normal" style:family="paragraph">
      <style:text-properties style:font-name="Consolas"/>
    </style:style>
    <style:style style:name="P154" style:parent-style-name="Normal" style:family="paragraph">
      <style:text-properties style:font-name="Consolas" fo:language="en" fo:country="US"/>
    </style:style>
    <style:style style:name="P155" style:parent-style-name="Normal" style:family="paragraph">
      <style:paragraph-properties fo:text-indent="0.1527in"/>
    </style:style>
    <style:style style:name="T156" style:parent-style-name="Policepardéfaut" style:family="text">
      <style:text-properties fo:font-style="italic" style:font-style-asian="italic" style:font-style-complex="italic"/>
    </style:style>
    <style:style style:name="P157" style:parent-style-name="Normal" style:family="paragraph">
      <style:paragraph-properties fo:text-indent="0.1527in"/>
    </style:style>
    <style:style style:name="P158" style:parent-style-name="Normal" style:family="paragraph">
      <style:paragraph-properties fo:margin-top="0.0791in" fo:margin-bottom="0.1902in"/>
    </style:style>
    <style:style style:name="P159" style:parent-style-name="Normal" style:family="paragraph">
      <style:paragraph-properties fo:margin-top="0.0791in" fo:margin-bottom="0.1902in"/>
    </style:style>
    <style:style style:name="P160" style:parent-style-name="Normal" style:family="paragraph">
      <style:paragraph-properties fo:text-align="center" fo:margin-top="0.0791in" fo:margin-bottom="0.1902in"/>
      <style:text-properties style:font-name="Consolas" fo:font-size="10pt" style:font-size-asian="10pt" style:font-size-complex="10pt"/>
    </style:style>
    <style:style style:name="P161" style:parent-style-name="Normal" style:family="paragraph">
      <style:paragraph-properties fo:margin-bottom="0.0319in"/>
    </style:style>
    <style:style style:name="P162" style:parent-style-name="Normal" style:family="paragraph">
      <style:paragraph-properties fo:margin-bottom="0in"/>
      <style:text-properties style:font-name="Consolas" fo:font-size="9pt" style:font-size-asian="9pt" style:font-size-complex="9pt"/>
    </style:style>
    <style:style style:name="P163" style:parent-style-name="Normal" style:family="paragraph">
      <style:paragraph-properties fo:margin-bottom="0in"/>
      <style:text-properties style:font-name="Consolas" fo:font-size="9pt" style:font-size-asian="9pt" style:font-size-complex="9pt" fo:language="en" fo:country="US"/>
    </style:style>
    <style:style style:name="P164" style:parent-style-name="Normal" style:family="paragraph">
      <style:paragraph-properties fo:margin-bottom="0in"/>
      <style:text-properties style:font-name="Consolas" fo:font-size="9pt" style:font-size-asian="9pt" style:font-size-complex="9pt" fo:language="en" fo:country="US"/>
    </style:style>
    <style:style style:name="P165" style:parent-style-name="Normal" style:family="paragraph">
      <style:paragraph-properties fo:margin-bottom="0in"/>
      <style:text-properties style:font-name="Consolas" fo:font-size="9pt" style:font-size-asian="9pt" style:font-size-complex="9pt" fo:language="en" fo:country="US"/>
    </style:style>
    <style:style style:name="P166" style:parent-style-name="Normal" style:family="paragraph">
      <style:paragraph-properties fo:margin-bottom="0in"/>
      <style:text-properties style:font-name="Consolas" fo:font-size="9pt" style:font-size-asian="9pt" style:font-size-complex="9pt" fo:language="en" fo:country="US"/>
    </style:style>
    <style:style style:name="P167" style:parent-style-name="Normal" style:family="paragraph">
      <style:paragraph-properties fo:margin-bottom="0in"/>
      <style:text-properties style:font-name="Consolas" fo:font-size="9pt" style:font-size-asian="9pt" style:font-size-complex="9pt" fo:language="en" fo:country="US"/>
    </style:style>
    <style:style style:name="P168" style:parent-style-name="Normal" style:family="paragraph">
      <style:paragraph-properties fo:margin-bottom="0in"/>
      <style:text-properties style:font-name="Consolas" fo:font-size="9pt" style:font-size-asian="9pt" style:font-size-complex="9pt" fo:language="en" fo:country="US"/>
    </style:style>
    <style:style style:name="P169" style:parent-style-name="Normal" style:family="paragraph">
      <style:paragraph-properties fo:margin-bottom="0in"/>
      <style:text-properties style:font-name="Consolas" fo:font-size="9pt" style:font-size-asian="9pt" style:font-size-complex="9pt" fo:language="en" fo:country="US"/>
    </style:style>
    <style:style style:name="P170" style:parent-style-name="Normal" style:family="paragraph">
      <style:paragraph-properties fo:margin-bottom="0in"/>
      <style:text-properties style:font-name="Consolas" fo:font-size="9pt" style:font-size-asian="9pt" style:font-size-complex="9pt" fo:language="en" fo:country="US"/>
    </style:style>
    <style:style style:name="P171" style:parent-style-name="Normal" style:family="paragraph">
      <style:paragraph-properties fo:margin-bottom="0in"/>
      <style:text-properties style:font-name="Consolas" fo:font-size="9pt" style:font-size-asian="9pt" style:font-size-complex="9pt"/>
    </style:style>
    <style:style style:name="P172" style:parent-style-name="Normal" style:family="paragraph">
      <style:paragraph-properties fo:margin-bottom="0in"/>
      <style:text-properties style:font-name="Consolas" fo:font-size="9pt" style:font-size-asian="9pt" style:font-size-complex="9pt"/>
    </style:style>
    <style:style style:name="P173" style:parent-style-name="Normal" style:family="paragraph">
      <style:paragraph-properties fo:margin-bottom="0in"/>
      <style:text-properties style:font-name="Consolas" fo:font-size="9pt" style:font-size-asian="9pt" style:font-size-complex="9pt"/>
    </style:style>
    <style:style style:name="P174" style:parent-style-name="Normal" style:family="paragraph">
      <style:paragraph-properties fo:margin-bottom="0in"/>
      <style:text-properties style:font-name="Consolas" fo:font-size="9pt" style:font-size-asian="9pt" style:font-size-complex="9pt"/>
    </style:style>
    <style:style style:name="P175" style:parent-style-name="Normal" style:family="paragraph">
      <style:paragraph-properties fo:margin-bottom="0in"/>
      <style:text-properties style:font-name="Consolas" fo:font-size="9pt" style:font-size-asian="9pt" style:font-size-complex="9pt"/>
    </style:style>
    <style:style style:name="P176" style:parent-style-name="Normal" style:family="paragraph">
      <style:paragraph-properties fo:margin-bottom="0in"/>
      <style:text-properties style:font-name="Consolas" fo:font-size="9pt" style:font-size-asian="9pt" style:font-size-complex="9pt"/>
    </style:style>
    <style:style style:name="P177" style:parent-style-name="Normal" style:family="paragraph">
      <style:paragraph-properties fo:margin-bottom="0in"/>
      <style:text-properties style:font-name="Consolas" fo:font-size="9pt" style:font-size-asian="9pt" style:font-size-complex="9pt"/>
    </style:style>
    <style:style style:name="P178" style:parent-style-name="Normal" style:family="paragraph">
      <style:text-properties style:font-name="Consolas" fo:font-size="9pt" style:font-size-asian="9pt" style:font-size-complex="9pt"/>
    </style:style>
    <style:style style:name="P179" style:parent-style-name="Normal" style:family="paragraph">
      <style:paragraph-properties fo:margin-bottom="0.0319in"/>
      <style:text-properties style:font-name="Consolas" fo:font-size="9pt" style:font-size-asian="9pt" style:font-size-complex="9pt"/>
    </style:style>
    <style:style style:name="P180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81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82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83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84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85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86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87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88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89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90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91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92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93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94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195" style:parent-style-name="Normal" style:family="paragraph">
      <style:paragraph-properties fo:text-indent="0.4916in"/>
    </style:style>
    <style:style style:name="P196" style:parent-style-name="Normal" style:family="paragraph">
      <style:paragraph-properties fo:text-indent="0.4916in"/>
    </style:style>
    <style:style style:name="P197" style:parent-style-name="Normal" style:family="paragraph">
      <style:paragraph-properties fo:margin-bottom="0.0319in"/>
      <style:text-properties style:font-name="Consolas" fo:font-size="9pt" style:font-size-asian="9pt" style:font-size-complex="9pt"/>
    </style:style>
    <style:style style:name="P198" style:parent-style-name="Normal" style:family="paragraph">
      <style:paragraph-properties fo:margin-bottom="0.0319in"/>
      <style:text-properties style:font-name="Consolas" fo:font-size="9pt" style:font-size-asian="9pt" style:font-size-complex="9pt"/>
    </style:style>
    <style:style style:name="P199" style:parent-style-name="Normal" style:family="paragraph">
      <style:paragraph-properties fo:margin-bottom="0.0319in"/>
    </style:style>
    <style:style style:name="T200" style:parent-style-name="Policepardéfaut" style:family="text">
      <style:text-properties style:font-name="Consolas" fo:font-size="9pt" style:font-size-asian="9pt" style:font-size-complex="9pt"/>
    </style:style>
    <style:style style:name="T201" style:parent-style-name="Policepardéfaut" style:family="text">
      <style:text-properties style:font-name="Consolas" fo:font-size="9pt" style:font-size-asian="9pt" style:font-size-complex="9pt" fo:language="en" fo:country="US"/>
    </style:style>
    <style:style style:name="P202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203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P204" style:parent-style-name="Normal" style:family="paragraph">
      <style:paragraph-properties fo:margin-bottom="0.0319in"/>
      <style:text-properties style:font-name="Consolas" fo:font-size="9pt" style:font-size-asian="9pt" style:font-size-complex="9pt" fo:language="en" fo:country="US"/>
    </style:style>
    <style:style style:name="T205" style:parent-style-name="Policepardéfaut" style:family="text">
      <style:text-properties style:font-name="Consolas" fo:font-size="10pt" style:font-size-asian="10pt" style:font-size-complex="10pt" fo:language="en" fo:country="US"/>
    </style:style>
    <style:style style:name="T206" style:parent-style-name="Policepardéfaut" style:family="text">
      <style:text-properties style:font-name="Consolas" fo:language="en" fo:country="US"/>
    </style:style>
    <style:style style:name="T207" style:parent-style-name="Policepardéfaut" style:family="text">
      <style:text-properties style:font-name="Consolas" fo:language="en" fo:country="US"/>
    </style:style>
    <style:style style:name="T208" style:parent-style-name="Policepardéfaut" style:family="text">
      <style:text-properties style:font-name="Consolas" fo:font-size="10pt" style:font-size-asian="10pt" style:font-size-complex="10pt" fo:language="en" fo:country="US"/>
    </style:style>
    <style:style style:name="T209" style:parent-style-name="Policepardéfaut" style:family="text">
      <style:text-properties style:font-name="Consolas"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hyphenate="true"/>
    </style:style>
    <style:style style:name="P212" style:parent-style-name="Titre2" style:family="paragraph">
      <style:paragraph-properties fo:break-before="page"/>
    </style:style>
    <style:style style:name="P213" style:parent-style-name="Normal" style:family="paragraph">
      <style:paragraph-properties fo:margin-bottom="0in" fo:line-height="100%"/>
    </style:style>
    <style:style style:name="P214" style:parent-style-name="Normal" style:family="paragraph">
      <style:paragraph-properties fo:margin-bottom="0in" fo:line-height="100%"/>
    </style:style>
    <style:style style:name="P215" style:parent-style-name="Normal" style:family="paragraph">
      <style:paragraph-properties fo:margin-bottom="0in" fo:line-height="100%"/>
    </style:style>
    <style:style style:name="P216" style:parent-style-name="Normal" style:family="paragraph">
      <style:paragraph-properties fo:margin-bottom="0in" fo:line-height="100%"/>
    </style:style>
    <style:style style:name="P217" style:parent-style-name="Normal" style:family="paragraph">
      <style:paragraph-properties fo:margin-bottom="0in" fo:line-height="100%"/>
    </style:style>
    <style:style style:name="P218" style:parent-style-name="Normal" style:family="paragraph">
      <style:paragraph-properties fo:margin-bottom="0in" fo:line-height="100%"/>
    </style:style>
    <style:style style:name="P219" style:parent-style-name="Normal" style:family="paragraph">
      <style:paragraph-properties fo:margin-bottom="0in" fo:line-height="100%"/>
    </style:style>
    <style:style style:name="P220" style:parent-style-name="Normal" style:family="paragraph">
      <style:paragraph-properties fo:margin-bottom="0in" fo:line-height="100%"/>
    </style:style>
    <style:style style:name="P221" style:parent-style-name="Normal" style:family="paragraph">
      <style:paragraph-properties fo:margin-bottom="0in" fo:line-height="100%"/>
    </style:style>
    <style:style style:name="P222" style:parent-style-name="Normal" style:family="paragraph">
      <style:paragraph-properties fo:margin-bottom="0in" fo:line-height="100%"/>
    </style:style>
    <style:style style:name="P223" style:parent-style-name="Normal" style:family="paragraph">
      <style:paragraph-properties fo:margin-bottom="0in" fo:line-height="100%"/>
    </style:style>
    <style:style style:name="P224" style:parent-style-name="Normal" style:family="paragraph">
      <style:paragraph-properties fo:margin-bottom="0in" fo:line-height="100%"/>
    </style:style>
    <style:style style:name="P225" style:parent-style-name="Normal" style:family="paragraph">
      <style:paragraph-properties fo:margin-bottom="0in" fo:line-height="100%"/>
    </style:style>
    <style:style style:name="P226" style:parent-style-name="Normal" style:family="paragraph">
      <style:paragraph-properties fo:margin-bottom="0in" fo:line-height="100%"/>
    </style:style>
    <style:style style:name="P227" style:parent-style-name="Normal" style:family="paragraph">
      <style:paragraph-properties fo:margin-bottom="0in" fo:line-height="100%"/>
    </style:style>
    <style:style style:name="P228" style:parent-style-name="Normal" style:family="paragraph">
      <style:paragraph-properties fo:margin-bottom="0in" fo:line-height="100%"/>
    </style:style>
    <style:style style:name="P229" style:parent-style-name="Normal" style:family="paragraph">
      <style:paragraph-properties fo:margin-bottom="0in" fo:line-height="100%"/>
    </style:style>
    <style:style style:name="P230" style:parent-style-name="Normal" style:family="paragraph">
      <style:paragraph-properties fo:margin-bottom="0in" fo:line-height="100%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margin-bottom="0in" fo:line-height="100%"/>
    </style:style>
    <style:style style:name="P233" style:parent-style-name="Normal" style:family="paragraph">
      <style:paragraph-properties fo:margin-bottom="0in" fo:line-height="100%"/>
    </style:style>
    <style:style style:name="P234" style:parent-style-name="Normal" style:family="paragraph">
      <style:paragraph-properties fo:margin-bottom="0.0319in"/>
      <style:text-properties style:font-name="Consolas" fo:font-size="9pt" style:font-size-asian="9pt" style:font-size-complex="9pt"/>
    </style:style>
    <style:style style:name="P235" style:parent-style-name="Normal" style:family="paragraph">
      <style:paragraph-properties fo:margin-bottom="0.0319in"/>
      <style:text-properties style:font-name="Consolas" fo:font-size="9pt" style:font-size-asian="9pt" style:font-size-complex="9pt"/>
    </style:style>
    <style:style style:name="P236" style:parent-style-name="Normal" style:family="paragraph">
      <style:paragraph-properties fo:margin-bottom="0.0319in"/>
      <style:text-properties style:font-name="Consolas" fo:font-size="9pt" style:font-size-asian="9pt" style:font-size-complex="9pt"/>
    </style:style>
    <style:style style:name="P237" style:parent-style-name="Normal" style:family="paragraph">
      <style:paragraph-properties fo:margin-bottom="0.0319in" fo:margin-left="0.552in">
        <style:tab-stops/>
      </style:paragraph-properties>
      <style:text-properties style:font-name="Consolas" fo:font-size="9pt" style:font-size-asian="9pt" style:font-size-complex="9pt"/>
    </style:style>
    <style:style style:name="P238" style:parent-style-name="Normal" style:family="paragraph">
      <style:paragraph-properties fo:margin-bottom="0.0319in" fo:margin-left="0.552in">
        <style:tab-stops/>
      </style:paragraph-properties>
      <style:text-properties style:font-name="Consolas" fo:font-size="9pt" style:font-size-asian="9pt" style:font-size-complex="9pt"/>
    </style:style>
    <style:style style:name="P239" style:parent-style-name="Normal" style:family="paragraph">
      <style:paragraph-properties fo:margin-bottom="0.0319in" fo:margin-left="0.552in">
        <style:tab-stops/>
      </style:paragraph-properties>
      <style:text-properties style:font-name="Consolas" fo:font-size="9pt" style:font-size-asian="9pt" style:font-size-complex="9pt"/>
    </style:style>
    <style:style style:name="P240" style:parent-style-name="Normal" style:family="paragraph">
      <style:paragraph-properties fo:margin-bottom="0.0319in"/>
      <style:text-properties style:font-name="Consolas" fo:font-size="9pt" style:font-size-asian="9pt" style:font-size-complex="9pt"/>
    </style:style>
    <style:style style:name="P241" style:parent-style-name="Normal" style:family="paragraph">
      <style:paragraph-properties fo:margin-bottom="0.0319in"/>
      <style:text-properties style:font-name="Consolas" fo:font-size="9pt" style:font-size-asian="9pt" style:font-size-complex="9pt"/>
    </style:style>
    <style:style style:name="P242" style:parent-style-name="Normal" style:family="paragraph">
      <style:paragraph-properties fo:margin-bottom="0.0319in"/>
      <style:text-properties style:font-name="Consolas" fo:font-size="9pt" style:font-size-asian="9pt" style:font-size-complex="9pt"/>
    </style:style>
    <style:style style:name="P243" style:parent-style-name="Normal" style:family="paragraph">
      <style:paragraph-properties fo:break-before="page"/>
      <style:text-properties fo:hyphenate="true"/>
    </style:style>
    <style:style style:name="P244" style:parent-style-name="Paragraphedeliste" style:family="paragraph"/>
    <style:style style:name="P245" style:parent-style-name="Normal" style:family="paragraph">
      <style:paragraph-properties fo:text-indent="0.25in"/>
    </style:style>
    <style:style style:name="P246" style:parent-style-name="Normal" style:family="paragraph">
      <style:paragraph-properties fo:text-indent="0.25in"/>
    </style:style>
    <style:style style:name="T247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8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9" style:parent-style-name="Normal" style:family="paragraph">
      <style:text-properties style:font-name="Consolas" fo:font-size="9pt" style:font-size-asian="9pt" style:font-size-complex="9pt"/>
    </style:style>
    <style:style style:name="P250" style:parent-style-name="Normal" style:family="paragraph">
      <style:text-properties style:font-name="Consolas" fo:font-size="9pt" style:font-size-asian="9pt" style:font-size-complex="9pt"/>
    </style:style>
    <style:style style:name="P251" style:parent-style-name="Normal" style:family="paragraph">
      <style:text-properties style:font-name="Consolas" fo:font-size="9pt" style:font-size-asian="9pt" style:font-size-complex="9pt" fo:language="en" fo:country="US"/>
    </style:style>
    <style:style style:name="P252" style:parent-style-name="Normal" style:family="paragraph">
      <style:text-properties style:font-name="Consolas" fo:font-size="9pt" style:font-size-asian="9pt" style:font-size-complex="9pt" fo:language="en" fo:country="US"/>
    </style:style>
    <style:style style:name="P253" style:parent-style-name="Normal" style:family="paragraph">
      <style:text-properties style:font-name="Consolas" fo:font-size="9pt" style:font-size-asian="9pt" style:font-size-complex="9pt" fo:language="en" fo:country="US"/>
    </style:style>
    <style:style style:name="P254" style:parent-style-name="Normal" style:family="paragraph">
      <style:text-properties style:font-name="Consolas" fo:font-size="9pt" style:font-size-asian="9pt" style:font-size-complex="9pt" fo:language="en" fo:country="US"/>
    </style:style>
    <style:style style:name="P255" style:parent-style-name="Normal" style:family="paragraph">
      <style:text-properties style:font-name="Consolas" fo:font-size="9pt" style:font-size-asian="9pt" style:font-size-complex="9pt" fo:language="en" fo:country="US"/>
    </style:style>
    <style:style style:name="P256" style:parent-style-name="Normal" style:family="paragraph">
      <style:text-properties style:font-name="Consolas" fo:font-size="9pt" style:font-size-asian="9pt" style:font-size-complex="9pt" fo:language="en" fo:country="US"/>
    </style:style>
    <style:style style:name="P257" style:parent-style-name="Normal" style:family="paragraph">
      <style:text-properties style:font-name="Consolas" fo:font-size="9pt" style:font-size-asian="9pt" style:font-size-complex="9pt" fo:language="en" fo:country="US"/>
    </style:style>
    <style:style style:name="P258" style:parent-style-name="Normal" style:family="paragraph">
      <style:text-properties style:font-name="Consolas" fo:font-size="9pt" style:font-size-asian="9pt" style:font-size-complex="9pt" fo:language="en" fo:country="US"/>
    </style:style>
    <style:style style:name="P259" style:parent-style-name="Normal" style:family="paragraph">
      <style:text-properties style:font-name="Consolas" fo:font-size="9pt" style:font-size-asian="9pt" style:font-size-complex="9pt" fo:language="en" fo:country="US"/>
    </style:style>
    <style:style style:name="P260" style:parent-style-name="Normal" style:family="paragraph">
      <style:text-properties style:font-name="Consolas" fo:font-size="9pt" style:font-size-asian="9pt" style:font-size-complex="9pt" fo:language="en" fo:country="US"/>
    </style:style>
    <style:style style:name="P261" style:parent-style-name="Normal" style:family="paragraph">
      <style:text-properties style:font-name="Consolas" fo:font-size="9pt" style:font-size-asian="9pt" style:font-size-complex="9pt" fo:language="en" fo:country="US"/>
    </style:style>
    <style:style style:name="T262" style:parent-style-name="Policepardéfaut" style:family="text">
      <style:text-properties style:font-name="Consolas" fo:font-weight="bold" style:font-weight-asian="bold" style:font-weight-complex="bold" fo:color="#FF0000" fo:font-size="9pt" style:font-size-asian="9pt" style:font-size-complex="9pt" fo:language="en" fo:country="US"/>
    </style:style>
    <style:style style:name="T263" style:parent-style-name="Policepardéfaut" style:family="text">
      <style:text-properties style:font-name="Consolas" fo:font-size="9pt" style:font-size-asian="9pt" style:font-size-complex="9pt" fo:language="en" fo:country="US"/>
    </style:style>
    <style:style style:name="P264" style:parent-style-name="Normal" style:family="paragraph">
      <style:text-properties style:font-name="Consolas" fo:font-size="9pt" style:font-size-asian="9pt" style:font-size-complex="9pt" fo:language="en" fo:country="US"/>
    </style:style>
    <style:style style:name="P26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266" style:parent-style-name="Normal" style:family="paragraph">
      <style:text-properties style:font-name="Consolas" fo:font-size="9pt" style:font-size-asian="9pt" style:font-size-complex="9pt"/>
    </style:style>
    <style:style style:name="P267" style:parent-style-name="Normal" style:family="paragraph">
      <style:text-properties style:font-name="Consolas" fo:font-size="9pt" style:font-size-asian="9pt" style:font-size-complex="9pt"/>
    </style:style>
    <style:style style:name="P268" style:parent-style-name="Normal" style:family="paragraph">
      <style:text-properties style:font-name="Consolas" fo:font-size="9pt" style:font-size-asian="9pt" style:font-size-complex="9pt" fo:language="en" fo:country="US"/>
    </style:style>
    <style:style style:name="P269" style:parent-style-name="Normal" style:family="paragraph">
      <style:text-properties style:font-name="Consolas" fo:font-size="9pt" style:font-size-asian="9pt" style:font-size-complex="9pt" fo:language="en" fo:country="US"/>
    </style:style>
    <style:style style:name="P270" style:parent-style-name="Normal" style:family="paragraph">
      <style:text-properties style:font-name="Consolas" fo:font-size="9pt" style:font-size-asian="9pt" style:font-size-complex="9pt" fo:language="en" fo:country="US"/>
    </style:style>
    <style:style style:name="P271" style:parent-style-name="Normal" style:family="paragraph">
      <style:text-properties style:font-name="Consolas" fo:font-size="9pt" style:font-size-asian="9pt" style:font-size-complex="9pt" fo:language="en" fo:country="US"/>
    </style:style>
    <style:style style:name="T272" style:parent-style-name="Policepardéfaut" style:family="text">
      <style:text-properties style:font-name="Consolas" fo:font-weight="bold" style:font-weight-asian="bold" style:font-weight-complex="bold" fo:color="#FF0000" fo:font-size="9pt" style:font-size-asian="9pt" style:font-size-complex="9pt"/>
    </style:style>
    <style:style style:name="T273" style:parent-style-name="Policepardéfaut" style:family="text">
      <style:text-properties style:font-name="Consolas" fo:font-size="9pt" style:font-size-asian="9pt" style:font-size-complex="9pt"/>
    </style:style>
    <style:style style:name="P274" style:parent-style-name="Normal" style:family="paragraph">
      <style:text-properties style:font-name="Consolas" fo:font-size="9pt" style:font-size-asian="9pt" style:font-size-complex="9pt"/>
    </style:style>
    <style:style style:name="P27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6" style:parent-style-name="Normal" style:family="paragraph">
      <style:text-properties style:font-name="Consolas" fo:font-size="9pt" style:font-size-asian="9pt" style:font-size-complex="9pt"/>
    </style:style>
    <style:style style:name="P277" style:parent-style-name="Normal" style:family="paragraph">
      <style:text-properties style:font-name="Consolas" fo:font-size="9pt" style:font-size-asian="9pt" style:font-size-complex="9pt"/>
    </style:style>
    <style:style style:name="P278" style:parent-style-name="Normal" style:family="paragraph">
      <style:text-properties style:font-name="Consolas" fo:font-size="9pt" style:font-size-asian="9pt" style:font-size-complex="9pt" fo:language="en" fo:country="US"/>
    </style:style>
    <style:style style:name="P279" style:parent-style-name="Normal" style:family="paragraph">
      <style:text-properties style:font-name="Consolas" fo:font-size="9pt" style:font-size-asian="9pt" style:font-size-complex="9pt" fo:language="en" fo:country="US"/>
    </style:style>
    <style:style style:name="P280" style:parent-style-name="Normal" style:family="paragraph">
      <style:text-properties style:font-name="Consolas" fo:font-size="9pt" style:font-size-asian="9pt" style:font-size-complex="9pt" fo:language="en" fo:country="US"/>
    </style:style>
    <style:style style:name="P281" style:parent-style-name="Normal" style:family="paragraph">
      <style:text-properties style:font-name="Consolas" fo:font-size="9pt" style:font-size-asian="9pt" style:font-size-complex="9pt" fo:language="en" fo:country="US"/>
    </style:style>
    <style:style style:name="P282" style:parent-style-name="Normal" style:family="paragraph">
      <style:text-properties style:font-name="Consolas" fo:font-size="9pt" style:font-size-asian="9pt" style:font-size-complex="9pt" fo:language="en" fo:country="US"/>
    </style:style>
    <style:style style:name="P283" style:parent-style-name="Normal" style:family="paragraph">
      <style:text-properties style:font-name="Consolas" fo:font-size="9pt" style:font-size-asian="9pt" style:font-size-complex="9pt" fo:language="en" fo:country="US"/>
    </style:style>
    <style:style style:name="P284" style:parent-style-name="Normal" style:family="paragraph">
      <style:text-properties style:font-name="Consolas" fo:font-size="9pt" style:font-size-asian="9pt" style:font-size-complex="9pt" fo:language="en" fo:country="US"/>
    </style:style>
    <style:style style:name="P285" style:parent-style-name="Normal" style:family="paragraph">
      <style:text-properties style:font-name="Consolas" fo:font-size="9pt" style:font-size-asian="9pt" style:font-size-complex="9pt" fo:language="en" fo:country="US"/>
    </style:style>
    <style:style style:name="P286" style:parent-style-name="Normal" style:family="paragraph">
      <style:text-properties style:font-name="Consolas" fo:font-size="9pt" style:font-size-asian="9pt" style:font-size-complex="9pt" fo:language="en" fo:country="US"/>
    </style:style>
    <style:style style:name="P287" style:parent-style-name="Normal" style:family="paragraph">
      <style:text-properties style:font-name="Consolas" fo:font-size="9pt" style:font-size-asian="9pt" style:font-size-complex="9pt" fo:language="en" fo:country="US"/>
    </style:style>
    <style:style style:name="P288" style:parent-style-name="Normal" style:family="paragraph">
      <style:text-properties style:font-name="Consolas" fo:font-size="9pt" style:font-size-asian="9pt" style:font-size-complex="9pt" fo:language="en" fo:country="US"/>
    </style:style>
    <style:style style:name="T289" style:parent-style-name="Policepardéfaut" style:family="text">
      <style:text-properties style:font-name="Consolas" fo:font-weight="bold" style:font-weight-asian="bold" style:font-weight-complex="bold" fo:color="#FF0000" fo:font-size="9pt" style:font-size-asian="9pt" style:font-size-complex="9pt" fo:language="en" fo:country="US"/>
    </style:style>
    <style:style style:name="T290" style:parent-style-name="Policepardéfaut" style:family="text">
      <style:text-properties style:font-name="Consolas" fo:font-size="9pt" style:font-size-asian="9pt" style:font-size-complex="9pt" fo:language="en" fo:country="US"/>
    </style:style>
    <style:style style:name="P291" style:parent-style-name="Normal" style:family="paragraph">
      <style:text-properties style:font-name="Consolas" fo:font-size="9pt" style:font-size-asian="9pt" style:font-size-complex="9pt" fo:language="en" fo:country="US"/>
    </style:style>
    <style:style style:name="P292" style:parent-style-name="Normal" style:family="paragraph">
      <style:paragraph-properties fo:break-before="page"/>
      <style:text-properties style:font-name="Consolas" fo:hyphenate="true"/>
    </style:style>
    <style:style style:name="P293" style:parent-style-name="Paragraphedeliste" style:family="paragraph"/>
    <style:style style:name="P294" style:parent-style-name="Normal" style:family="paragraph">
      <style:paragraph-properties fo:text-indent="0.25in"/>
    </style:style>
    <style:style style:name="T295" style:parent-style-name="Policepardéfaut" style:family="text">
      <style:text-properties style:font-name="Consolas" fo:font-size="9pt" style:font-size-asian="9pt" style:font-size-complex="9pt"/>
    </style:style>
    <style:style style:name="T296" style:parent-style-name="Policepardéfaut" style:family="text">
      <style:text-properties style:font-name="Consolas" fo:font-size="9pt" style:font-size-asian="9pt" style:font-size-complex="9pt" fo:language="en" fo:country="US"/>
    </style:style>
    <style:style style:name="P297" style:parent-style-name="Normal" style:family="paragraph">
      <style:text-properties style:font-name="Consolas" fo:font-size="9pt" style:font-size-asian="9pt" style:font-size-complex="9pt" fo:language="en" fo:country="US"/>
    </style:style>
    <style:style style:name="P298" style:parent-style-name="Normal" style:family="paragraph">
      <style:text-properties style:font-name="Consolas" fo:font-size="9pt" style:font-size-asian="9pt" style:font-size-complex="9pt" fo:language="en" fo:country="US"/>
    </style:style>
    <style:style style:name="P299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0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1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2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3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4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5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6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7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8" style:parent-style-name="Normal" style:family="paragraph">
      <style:text-properties style:font-name="Consolas" fo:font-size="9pt" style:font-size-asian="9pt" style:font-size-complex="9pt" fo:language="en" fo:country="US"/>
    </style:style>
    <style:style style:name="P309" style:parent-style-name="Normal" style:family="paragraph">
      <style:text-properties style:font-name="Consolas" fo:font-size="9pt" style:font-size-asian="9pt" style:font-size-complex="9pt" fo:language="en" fo:country="US"/>
    </style:style>
    <style:style style:name="P310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2" style:parent-style-name="Normal" style:family="paragraph">
      <style:text-properties style:font-name="Consolas" fo:font-size="9pt" style:font-size-asian="9pt" style:font-size-complex="9pt" fo:language="en" fo:country="US"/>
    </style:style>
    <style:style style:name="P313" style:parent-style-name="Normal" style:family="paragraph">
      <style:text-properties style:font-name="Consolas" fo:font-size="9pt" style:font-size-asian="9pt" style:font-size-complex="9pt" fo:language="en" fo:country="US"/>
    </style:style>
    <style:style style:name="P314" style:parent-style-name="Normal" style:family="paragraph">
      <style:text-properties style:font-name="Consolas" fo:font-size="9pt" style:font-size-asian="9pt" style:font-size-complex="9pt" fo:language="en" fo:country="US"/>
    </style:style>
    <style:style style:name="P315" style:parent-style-name="Normal" style:family="paragraph">
      <style:text-properties style:font-name="Consolas" fo:font-size="9pt" style:font-size-asian="9pt" style:font-size-complex="9pt" fo:language="en" fo:country="US"/>
    </style:style>
    <style:style style:name="P316" style:parent-style-name="Normal" style:family="paragraph">
      <style:text-properties style:font-name="Consolas" fo:font-size="9pt" style:font-size-asian="9pt" style:font-size-complex="9pt" fo:language="en" fo:country="US"/>
    </style:style>
    <style:style style:name="P317" style:parent-style-name="Normal" style:family="paragraph">
      <style:text-properties style:font-name="Consolas" fo:font-size="9pt" style:font-size-asian="9pt" style:font-size-complex="9pt" fo:language="en" fo:country="US"/>
    </style:style>
    <style:style style:name="P318" style:parent-style-name="Normal" style:family="paragraph">
      <style:text-properties style:font-name="Consolas" fo:font-size="9pt" style:font-size-asian="9pt" style:font-size-complex="9pt" fo:language="en" fo:country="US"/>
    </style:style>
    <style:style style:name="P319" style:parent-style-name="Normal" style:family="paragraph">
      <style:text-properties style:font-name="Consolas" fo:font-size="9pt" style:font-size-asian="9pt" style:font-size-complex="9pt" fo:language="en" fo:country="US"/>
    </style:style>
    <style:style style:name="P320" style:parent-style-name="Normal" style:family="paragraph">
      <style:text-properties style:font-name="Consolas" fo:font-size="9pt" style:font-size-asian="9pt" style:font-size-complex="9pt" fo:language="en" fo:country="US"/>
    </style:style>
    <style:style style:name="P321" style:parent-style-name="Normal" style:family="paragraph">
      <style:text-properties style:font-name="Consolas" fo:font-size="9pt" style:font-size-asian="9pt" style:font-size-complex="9pt" fo:language="en" fo:country="US"/>
    </style:style>
    <style:style style:name="P322" style:parent-style-name="Normal" style:family="paragraph">
      <style:text-properties style:font-name="Consolas" fo:font-size="9pt" style:font-size-asian="9pt" style:font-size-complex="9pt" fo:language="en" fo:country="US"/>
    </style:style>
    <style:style style:name="P323" style:parent-style-name="Normal" style:family="paragraph">
      <style:text-properties style:font-name="Consolas" fo:font-size="9pt" style:font-size-asian="9pt" style:font-size-complex="9pt" fo:language="en" fo:country="US"/>
    </style:style>
    <style:style style:name="P324" style:parent-style-name="Normal" style:family="paragraph">
      <style:text-properties style:font-name="Consolas" fo:font-size="9pt" style:font-size-asian="9pt" style:font-size-complex="9pt" fo:language="en" fo:country="US"/>
    </style:style>
    <style:style style:name="P325" style:parent-style-name="Normal" style:family="paragraph">
      <style:text-properties style:font-name="Consolas" fo:font-size="9pt" style:font-size-asian="9pt" style:font-size-complex="9pt" fo:language="en" fo:country="US"/>
    </style:style>
    <style:style style:name="P32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7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8" style:parent-style-name="Normal" style:family="paragraph">
      <style:text-properties style:font-name="Consolas" fo:font-size="9pt" style:font-size-asian="9pt" style:font-size-complex="9pt" fo:language="en" fo:country="US"/>
    </style:style>
    <style:style style:name="P329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0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1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2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3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4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5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6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7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8" style:parent-style-name="Normal" style:family="paragraph">
      <style:text-properties style:font-name="Consolas" fo:font-size="9pt" style:font-size-asian="9pt" style:font-size-complex="9pt" fo:language="en" fo:country="US"/>
    </style:style>
    <style:style style:name="P339" style:parent-style-name="Normal" style:family="paragraph">
      <style:text-properties style:font-name="Consolas" fo:font-size="9pt" style:font-size-asian="9pt" style:font-size-complex="9pt" fo:language="en" fo:country="US"/>
    </style:style>
    <style:style style:name="P340" style:parent-style-name="Normal" style:family="paragraph">
      <style:text-properties style:font-name="Consolas" fo:font-size="9pt" style:font-size-asian="9pt" style:font-size-complex="9pt" fo:language="en" fo:country="US"/>
    </style:style>
    <style:style style:name="P341" style:parent-style-name="Normal" style:family="paragraph">
      <style:text-properties style:font-name="Consolas" fo:font-size="9pt" style:font-size-asian="9pt" style:font-size-complex="9pt" fo:language="en" fo:country="US"/>
    </style:style>
    <style:style style:name="P342" style:parent-style-name="Normal" style:family="paragraph">
      <style:text-properties style:font-name="Consolas" fo:font-size="9pt" style:font-size-asian="9pt" style:font-size-complex="9pt" fo:language="en" fo:country="US"/>
    </style:style>
    <style:style style:name="P343" style:parent-style-name="Normal" style:family="paragraph">
      <style:text-properties style:font-name="Consolas" fo:font-size="9pt" style:font-size-asian="9pt" style:font-size-complex="9pt" fo:language="en" fo:country="US"/>
    </style:style>
    <style:style style:name="P344" style:parent-style-name="Normal" style:family="paragraph">
      <style:text-properties style:font-name="Consolas" fo:font-size="9pt" style:font-size-asian="9pt" style:font-size-complex="9pt" fo:language="en" fo:country="US"/>
    </style:style>
    <style:style style:name="P345" style:parent-style-name="Normal" style:family="paragraph">
      <style:text-properties style:font-name="Consolas" fo:font-size="9pt" style:font-size-asian="9pt" style:font-size-complex="9pt" fo:language="en" fo:country="US"/>
    </style:style>
    <style:style style:name="P346" style:parent-style-name="Normal" style:family="paragraph">
      <style:text-properties style:font-name="Consolas" fo:font-size="9pt" style:font-size-asian="9pt" style:font-size-complex="9pt" fo:language="en" fo:country="US"/>
    </style:style>
    <style:style style:name="P347" style:parent-style-name="Normal" style:family="paragraph">
      <style:text-properties style:font-name="Consolas" fo:font-size="9pt" style:font-size-asian="9pt" style:font-size-complex="9pt" fo:language="en" fo:country="US"/>
    </style:style>
    <style:style style:name="P348" style:parent-style-name="Normal" style:family="paragraph">
      <style:text-properties fo:hyphenate="true"/>
    </style:style>
    <style:style style:name="P349" style:parent-style-name="Normal" style:family="paragraph">
      <style:text-properties fo:hyphenate="true"/>
    </style:style>
    <style:style style:name="P350" style:parent-style-name="Paragraphedeliste" style:family="paragraph"/>
    <style:style style:name="T35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52" style:parent-style-name="Paragraphedeliste" style:family="paragraph"/>
    <style:style style:name="T35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Rapport Projet<text:line-break/>Logique et Modèles de Calcul</text:p>
      <text:p text:style-name="P6"/>
      <text:p text:style-name="P7"/>
      <text:p text:style-name="P8"/>
      <text:p text:style-name="P9"/>
      <text:p text:style-name="P10">DUC Romain<text:line-break/>SERRATORE Alexandre</text:p>
      <text:h text:style-name="P11" text:outline-level="1"/>
      <text:p text:style-name="Normal"/>
      <text:p text:style-name="Normal"/>
      <text:h text:style-name="P12" text:outline-level="1"><text:bookmark-start text:name="_Toc120372865"/><text:bookmark-start text:name="_Toc120806635"/>Algorithme de Martelli-Montanari<text:bookmark-end text:name="_Toc120372865"/><text:bookmark-end text:name="_Toc120806635"/></text:h>
      <text:p text:style-name="P13">M1 Informatique : FST Nancy</text:p>
      <text:p text:style-name="P14"/>
      <text:p text:style-name="P15"/>
      <text:h text:style-name="En-têtedetabledesmatières" text:outline-level="1"><text:bookmark-start text:name="_Toc120806636"/>Table des matières<text:bookmark-end text:name="_Toc120806636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"><text:a xlink:href="#_Toc120806635" office:target-frame-name="_top" xlink:show="replace"><text:span text:style-name="Lienhypertexte">Algorithme de Martelli-Montanari</text:span><text:tab/>1</text:a></text:p>
          <text:p text:style-name="P17"><text:a xlink:href="#_Toc120806636" office:target-frame-name="_top" xlink:show="replace"><text:span text:style-name="Lienhypertexte">Table des matières</text:span><text:tab/>2</text:a></text:p>
          <text:p text:style-name="P18"><text:a xlink:href="#_Toc120806637" office:target-frame-name="_top" xlink:show="replace"><text:span text:style-name="Lienhypertexte">1. Règles de transformation</text:span><text:tab/>3</text:a></text:p>
          <text:p text:style-name="P19"><text:a xlink:href="#_Toc120806638" office:target-frame-name="_top" xlink:show="replace"><text:span text:style-name="Lienhypertexte">a. Règle Rename (renommage de variables)</text:span><text:tab/>3</text:a></text:p>
          <text:p text:style-name="P20"><text:a xlink:href="#_Toc120806639" office:target-frame-name="_top" xlink:show="replace"><text:span text:style-name="Lienhypertexte">b. Règle Simplify (règle de simplification)</text:span><text:tab/>3</text:a></text:p>
          <text:p text:style-name="P21"><text:a xlink:href="#_Toc120806640" office:target-frame-name="_top" xlink:show="replace"><text:span text:style-name="Lienhypertexte">c. Règle Expand (règle de développement)</text:span><text:tab/>3</text:a></text:p>
          <text:p text:style-name="P22"><text:a xlink:href="#_Toc120806641" office:target-frame-name="_top" xlink:show="replace"><text:span text:style-name="Lienhypertexte">d. Règle Check (règle d’occurrence)</text:span><text:tab/>3</text:a></text:p>
          <text:p text:style-name="P23"><text:a xlink:href="#_Toc120806642" office:target-frame-name="_top" xlink:show="replace"><text:span text:style-name="Lienhypertexte">e. Règle Orient (regle de permutation)</text:span><text:tab/>3</text:a></text:p>
          <text:p text:style-name="P24"><text:a xlink:href="#_Toc120806643" office:target-frame-name="_top" xlink:show="replace"><text:span text:style-name="Lienhypertexte">f. Règle Decompose (règle de décomposition)</text:span><text:tab/>3</text:a></text:p>
          <text:p text:style-name="P25"><text:a xlink:href="#_Toc120806644" office:target-frame-name="_top" xlink:show="replace"><text:span text:style-name="Lienhypertexte">g. Règle clash (gestion de conflits)</text:span><text:tab/>4</text:a></text:p>
          <text:p text:style-name="P26"><text:a xlink:href="#_Toc120806645" office:target-frame-name="_top" xlink:show="replace"><text:span text:style-name="Lienhypertexte">h. Règle clean (nettoyage)</text:span><text:tab/>4</text:a></text:p>
          <text:p text:style-name="P27"><text:a xlink:href="#_Toc120806646" office:target-frame-name="_top" xlink:show="replace"><text:span text:style-name="Lienhypertexte">2. Prédicat d’occurrence (occur_check)</text:span><text:tab/>4</text:a></text:p>
          <text:p text:style-name="P28"><text:a xlink:href="#_Toc120806647" office:target-frame-name="_top" xlink:show="replace"><text:span text:style-name="Lienhypertexte">3. Prédicats de réduction (réduit)</text:span><text:tab/>4</text:a></text:p>
          <text:p text:style-name="P29"><text:a xlink:href="#_Toc120806648" office:target-frame-name="_top" xlink:show="replace"><text:span text:style-name="Lienhypertexte">a.</text:span><text:span text:style-name="T30"><text:tab/></text:span><text:span text:style-name="Lienhypertexte">Rename</text:span><text:tab/>4</text:a></text:p>
          <text:p text:style-name="P31"><text:a xlink:href="#_Toc120806649" office:target-frame-name="_top" xlink:show="replace"><text:span text:style-name="Lienhypertexte">b.</text:span><text:span text:style-name="T32"><text:tab/></text:span><text:span text:style-name="Lienhypertexte">Expand</text:span><text:tab/>4</text:a></text:p>
          <text:p text:style-name="P33"><text:a xlink:href="#_Toc120806650" office:target-frame-name="_top" xlink:show="replace"><text:span text:style-name="Lienhypertexte">c.</text:span><text:span text:style-name="T34"><text:tab/></text:span><text:span text:style-name="Lienhypertexte">Simplify</text:span><text:tab/>5</text:a></text:p>
          <text:p text:style-name="P35"><text:a xlink:href="#_Toc120806651" office:target-frame-name="_top" xlink:show="replace"><text:span text:style-name="Lienhypertexte">d.</text:span><text:span text:style-name="T36"><text:tab/></text:span><text:span text:style-name="Lienhypertexte">Decompose</text:span><text:tab/>5</text:a></text:p>
          <text:p text:style-name="P37"><text:a xlink:href="#_Toc120806652" office:target-frame-name="_top" xlink:show="replace"><text:span text:style-name="Lienhypertexte">e.</text:span><text:span text:style-name="T38"><text:tab/></text:span><text:span text:style-name="Lienhypertexte">Orient</text:span><text:tab/>5</text:a></text:p>
          <text:p text:style-name="P39"><text:a xlink:href="#_Toc120806653" office:target-frame-name="_top" xlink:show="replace"><text:span text:style-name="Lienhypertexte">f.</text:span><text:span text:style-name="T40"><text:tab/></text:span><text:span text:style-name="Lienhypertexte">Check</text:span><text:tab/>5</text:a></text:p>
          <text:p text:style-name="P41"><text:a xlink:href="#_Toc120806654" office:target-frame-name="_top" xlink:show="replace"><text:span text:style-name="Lienhypertexte">g.</text:span><text:span text:style-name="T42"><text:tab/></text:span><text:span text:style-name="Lienhypertexte">Clash</text:span><text:tab/>5</text:a></text:p>
          <text:p text:style-name="P43"><text:a xlink:href="#_Toc120806655" office:target-frame-name="_top" xlink:show="replace"><text:span text:style-name="Lienhypertexte">h.</text:span><text:span text:style-name="T44"><text:tab/></text:span><text:span text:style-name="Lienhypertexte">Clean</text:span><text:tab/>6</text:a></text:p>
          <text:p text:style-name="P45"><text:a xlink:href="#_Toc120806656" office:target-frame-name="_top" xlink:show="replace"><text:span text:style-name="Lienhypertexte">4. Prédicat d’unification</text:span><text:tab/>6</text:a></text:p>
          <text:p text:style-name="P46"><text:a xlink:href="#_Toc120806657" office:target-frame-name="_top" xlink:show="replace"><text:span text:style-name="Lienhypertexte">5. Stratégies implémentées</text:span><text:tab/>6</text:a></text:p>
          <text:p text:style-name="P47"><text:a xlink:href="#_Toc120806658" office:target-frame-name="_top" xlink:show="replace"><text:span text:style-name="Lienhypertexte">a. choix_premier</text:span><text:tab/>6</text:a></text:p>
          <text:p text:style-name="P48"><text:a xlink:href="#_Toc120806659" office:target-frame-name="_top" xlink:show="replace"><text:span text:style-name="Lienhypertexte">b.choix_pondere_i</text:span><text:tab/>7</text:a></text:p>
          <text:p text:style-name="P49"><text:a xlink:href="#_Toc120806660" office:target-frame-name="_top" xlink:show="replace"><text:span text:style-name="Lienhypertexte">6. Prédicat prédéfinis</text:span><text:tab/>7</text:a></text:p>
          <text:p text:style-name="P50"><text:a xlink:href="#_Toc120806661" office:target-frame-name="_top" xlink:show="replace"><text:span text:style-name="Lienhypertexte">7. Exécution du programme et exemples significatifs</text:span><text:tab/>8</text:a></text:p>
          <text:p text:style-name="P51"><text:a xlink:href="#_Toc120806662" office:target-frame-name="_top" xlink:show="replace"><text:span text:style-name="Lienhypertexte">8. Sources</text:span><text:tab/>11</text:a></text:p>
        </text:index-body>
      </text:table-of-content>
      <text:p text:style-name="Normal"/>
      <text:p text:style-name="Normal"/>
      <text:p text:style-name="P52"/>
      <text:h text:style-name="Titre2" text:outline-level="2"><text:bookmark-start text:name="_Toc120372866"/><text:bookmark-start text:name="_Toc120806637"/>1. Règles de transformation<text:bookmark-end text:name="_Toc120372866"/><text:bookmark-end text:name="_Toc120806637"/></text:h>
      <text:p text:style-name="Normal"/>
      <text:list text:style-name="LFO12" text:continue-numbering="true">
        <text:list-item>
          <text:p text:style-name="P53"><text:bookmark-start text:name="_Toc120372867"/><text:bookmark-start text:name="_Toc120806638"/>Règle Rename (renommage de variables)<text:bookmark-end text:name="_Toc120372867"/><text:bookmark-end text:name="_Toc120806638"/></text:p>
        </text:list-item>
      </text:list>
      <text:p text:style-name="Normal"/>
      <text:p text:style-name="P54">regle(X?=T,rename) :- var(X), var(T), !.</text:p>
      <text:p text:style-name="Normal">La règle permet de vérifier ou non l’application de « rename ». Rename permet de renommer les occurrences d’une variable par une autre.</text:p>
      <text:p text:style-name="Normal">Elle renvoie<text:s/><text:span text:style-name="T55">true</text:span><text:s/>si X et T sont des variables.</text:p>
      <text:list text:style-name="LFO12" text:continue-numbering="true">
        <text:list-item>
          <text:p text:style-name="P56"><text:bookmark-start text:name="_Toc120372868"/><text:bookmark-start text:name="_Toc120806639"/>Règle Simplify (règle de simplification)<text:bookmark-end text:name="_Toc120372868"/><text:bookmark-end text:name="_Toc120806639"/></text:p>
        </text:list-item>
      </text:list>
      <text:p text:style-name="Normal"/>
      <text:p text:style-name="P57">regle(X?=T,simplify) :- var(X), atomic(T), !.</text:p>
      <text:p text:style-name="Normal"><text:span text:style-name="T58">La règle permet de vérifier ou non l’application de « Simplify ». Simplify permet de simplifier une constante.</text:span></text:p>
      <text:p text:style-name="Normal"><text:span text:style-name="T59">Elle renvoie<text:s/></text:span><text:span text:style-name="T60">true</text:span><text:span text:style-name="T61"><text:s/>si T est une constante et X une variable.</text:span></text:p>
      <text:p text:style-name="Normal"/>
      <text:list text:style-name="LFO12" text:continue-numbering="true">
        <text:list-item>
          <text:p text:style-name="P62"><text:bookmark-start text:name="_Toc120372869"/><text:bookmark-start text:name="_Toc120806640"/>Règle Expand (règle de développement)<text:bookmark-end text:name="_Toc120372869"/><text:bookmark-end text:name="_Toc120806640"/></text:p>
        </text:list-item>
      </text:list>
      <text:p text:style-name="Normal"/>
      <text:p text:style-name="P63"><text:span text:style-name="T64">regle(X?=T,expand) :- var(X), compound(T),\+occur_check(X,T),!.</text:span></text:p>
      <text:p text:style-name="Normal"><text:span text:style-name="T65">La règle permet de vérifier ou non l’application de « expand ».</text:span></text:p>
      <text:p text:style-name="Normal"><text:span text:style-name="T66">Elle renvoie<text:s/></text:span><text:span text:style-name="T67">true</text:span><text:span text:style-name="T68"><text:s/>si T est un terme composé, X est une variable et X n’apparaît pas dans T.</text:span></text:p>
      <text:p text:style-name="Normal"/>
      <text:list text:style-name="LFO12" text:continue-numbering="true">
        <text:list-item>
          <text:p text:style-name="P69"><text:bookmark-start text:name="_Toc120372870"/><text:bookmark-start text:name="_Toc120806641"/>Règle Check (règle d’occurrence)<text:bookmark-end text:name="_Toc120372870"/><text:bookmark-end text:name="_Toc120806641"/></text:p>
        </text:list-item>
      </text:list>
      <text:p text:style-name="Normal"/>
      <text:p text:style-name="P70"><text:span text:style-name="T71">regle(X?=T,check) :-</text:span><text:span text:style-name="T72"><text:tab/><text:s/>\+X==T, occur_check(X,T), !.</text:span></text:p>
      <text:p text:style-name="Normal"><text:span text:style-name="T73">La règle permet de vérifier ou non l’application de « check ».</text:span></text:p>
      <text:p text:style-name="Normal"><text:span text:style-name="T74">Elle renvoie<text:s/></text:span><text:span text:style-name="T75">true</text:span><text:span text:style-name="T76"><text:s/>si X est différent de T et si X apparaît dans T.</text:span></text:p>
      <text:list text:style-name="LFO12" text:continue-numbering="true">
        <text:list-item>
          <text:p text:style-name="P77"><text:bookmark-start text:name="_Toc120372871"/><text:bookmark-start text:name="_Toc120806642"/>Règle Orient (regle de permutation)<text:bookmark-end text:name="_Toc120372871"/><text:bookmark-end text:name="_Toc120806642"/></text:p>
        </text:list-item>
      </text:list>
      <text:p text:style-name="Normal"/>
      <text:p text:style-name="P78"><text:span text:style-name="T79">regle(T?=X,orient) :- nonvar(T), var(X), !.</text:span></text:p>
      <text:p text:style-name="Normal"><text:span text:style-name="T80">La règle permet de vérifier ou non l’application de « orient ».</text:span></text:p>
      <text:p text:style-name="Normal"><text:span text:style-name="T81">Elle renvoie<text:s/></text:span><text:span text:style-name="T82">true</text:span><text:span text:style-name="T83"><text:s/>si T n’est pas une variable et si X en est une.</text:span></text:p>
      <text:p text:style-name="Normal"/>
      <text:list text:style-name="LFO12" text:continue-numbering="true">
        <text:list-item>
          <text:p text:style-name="P84"><text:bookmark-start text:name="_Toc120372872"/><text:bookmark-start text:name="_Toc120806643"/><text:soft-page-break/>Règle Decompose (règle de<text:s/><text:span text:style-name="T85">décomposition</text:span>)<text:bookmark-end text:name="_Toc120372872"/><text:bookmark-end text:name="_Toc120806643"/></text:p>
        </text:list-item>
      </text:list>
      <text:p text:style-name="Normal"/>
      <text:p text:style-name="P86"><text:span text:style-name="T87">regle(X?=T,decompose) :- compound(X), compound(T),<text:s/></text:span><text:span text:style-name="T88"><text:tab/>functor(X,F1,A1), functor(T,F2,A2), F1==F2, A1==A2, !.</text:span></text:p>
      <text:p text:style-name="Normal"><text:span text:style-name="T89">La règle permet de vérifier ou non l’application de « decompose ».</text:span></text:p>
      <text:p text:style-name="Normal"><text:span text:style-name="T90">Elle renvoie<text:s/></text:span><text:span text:style-name="T91">true</text:span><text:span text:style-name="T92"><text:s/>si X et T sont composés et<text:s/></text:span><text:span text:style-name="T93">f(s1, ···, sn) <text:s/>et f(t1, ···, tn) <text:s/></text:span><text:span text:style-name="T94">sont deux fonctions de même symbole et de même arité</text:span></text:p>
      <text:p text:style-name="Normal"/>
      <text:list text:style-name="LFO12" text:continue-numbering="true">
        <text:list-item>
          <text:p text:style-name="P95"><text:bookmark-start text:name="_Toc120372873"/><text:bookmark-start text:name="_Toc120806644"/>Règle clash (gestion de conflits)<text:bookmark-end text:name="_Toc120372873"/><text:bookmark-end text:name="_Toc120806644"/></text:p>
        </text:list-item>
      </text:list>
      <text:p text:style-name="Normal"/>
      <text:p text:style-name="Normal"><text:span text:style-name="T96"><text:tab/></text:span><text:span text:style-name="T97"><text:tab/></text:span><text:span text:style-name="T98">regle(X?=T,clash) :- compound(X), compound(T), functor(X,N,A), functor(T,M,B),<text:s/></text:span><text:span text:style-name="T99"><text:tab/>not( ( N==M , A==B ) ), !.</text:span></text:p>
      <text:p text:style-name="Normal"><text:span text:style-name="T100">La règle permet de vérifier ou non l’application de « clash ».</text:span></text:p>
      <text:p text:style-name="Normal"><text:span text:style-name="T101">Elle renvoie<text:s/></text:span><text:span text:style-name="T102">true</text:span><text:span text:style-name="T103"><text:s/>si X et T sont bien des termes composés et les deux symboles de fonction sont différents ou leur nombre d’arguments respectif diffère.</text:span></text:p>
      <text:list text:style-name="LFO12" text:continue-numbering="true">
        <text:list-item>
          <text:p text:style-name="P104"><text:bookmark-start text:name="_Toc120806645"/>Règle clean (nettoyage)<text:bookmark-end text:name="_Toc120806645"/></text:p>
        </text:list-item>
      </text:list>
      <text:p text:style-name="P105"/>
      <text:p text:style-name="P106">regle(X?=T, clean) :- X == T,!.</text:p>
      <text:p text:style-name="Normal">Cette règle n’est pas dans les règles de bases du sujet mais a été ajouté suite à la découverte de problème dans certains exemples. Elle corresponds au « nettoyage » vu en TD.</text:p>
      <text:p text:style-name="Normal"/>
      <text:h text:style-name="Titre2" text:outline-level="2"><text:bookmark-start text:name="_Toc120372874"/><text:bookmark-start text:name="_Toc120806646"/>2. Prédicat d’occurrence (occur_check)<text:bookmark-end text:name="_Toc120372874"/><text:bookmark-end text:name="_Toc120806646"/></text:h>
      <text:p text:style-name="Normal"/>
      <text:p text:style-name="Normal"><text:span text:style-name="T107">Le prédicat d’occurrence<text:s/></text:span><text:span text:style-name="T108">occur_check(V,T)</text:span><text:span text:style-name="T109"><text:s/>réussit si la var. V est dans T (terme composé)</text:span></text:p>
      <text:p text:style-name="Normal"><text:span text:style-name="T110">occur_check</text:span><text:span text:style-name="T111">(V,T) :-<text:s/></text:span><text:span text:style-name="T112"><text:tab/>var(V), compound(T), arg(_,T,X), compound(X),<text:s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occur_check(V,X), !;</text:span></text:p>
      <text:p text:style-name="Normal"><text:span text:style-name="T118"><text:tab/></text:span><text:span text:style-name="T119"><text:tab/></text:span><text:span text:style-name="T120"><text:tab/></text:span><text:span text:style-name="T121"><text:tab/>var(V), compound(T), arg(_,T,X), V==X, ! .</text:span></text:p>
      <text:p text:style-name="Normal"/>
      <text:p text:style-name="P122"><text:bookmark-start text:name="_Toc120372875"/><text:bookmark-start text:name="_Toc120806647"/></text:p>
      <text:soft-page-break/>
      <text:h text:style-name="P123" text:outline-level="2">3. Prédicats de réduction (réduit)<text:bookmark-end text:name="_Toc120372875"/><text:bookmark-end text:name="_Toc120806647"/></text:h>
      <text:p text:style-name="Normal"/>
      <text:p text:style-name="P124">Le prédicat de réduction<text:s/><text:span text:style-name="T125">reduit(R, E, P, Q)<text:s/></text:span>transforme le système P en un nouveau système Q par application de la règle R sur l’équation E. Il prend en paramètres : (1) une règle R (2) une équation E (3) un système d’équation P (4) une variable (sera le résultat de reduit de la règle sur l’équation) Q</text:p>
      <text:p text:style-name="P126"/>
      <text:list text:style-name="LFO1" text:continue-numbering="true">
        <text:list-item>
          <text:p text:style-name="P127"><text:bookmark-start text:name="_Toc120372876"/><text:bookmark-start text:name="_Toc120806648"/>Rename<text:bookmark-end text:name="_Toc120372876"/><text:bookmark-end text:name="_Toc120806648"/></text:p>
        </text:list-item>
      </text:list>
      <text:p text:style-name="Normal"/>
      <text:p text:style-name="Normal">R : rename<text:line-break/>E : X ?= T</text:p>
      <text:p text:style-name="Normal">X est remplacé par T dans toutes les équations du système P. Le nouveau système obtenu est alors affecté à Q.</text:p>
      <text:p text:style-name="P128">reduit(rename, X ?= T, P, Q) :- elimination(X ?= T, P, Q), !.</text:p>
      <text:p text:style-name="P129"/>
      <text:list text:style-name="LFO1" text:continue-numbering="true">
        <text:list-item>
          <text:p text:style-name="P130"><text:bookmark-start text:name="_Toc120372877"/><text:bookmark-start text:name="_Toc120806649"/>Expand<text:bookmark-end text:name="_Toc120372877"/><text:bookmark-end text:name="_Toc120806649"/></text:p>
        </text:list-item>
      </text:list>
      <text:p text:style-name="Normal"/>
      <text:p text:style-name="Normal">R : expand<text:line-break/>E : X ?= T<text:line-break/></text:p>
      <text:p text:style-name="Normal">X est remplacé par T dans toutes les équations du système P. Le nouveau système obtenu est alors affecté à Q.</text:p>
      <text:p text:style-name="P131">reduit(expand, X ?= T, P, Q) :- elimination(X ?= T, P,Q), !.</text:p>
      <text:p text:style-name="P132"/>
      <text:list text:style-name="LFO1" text:continue-numbering="true">
        <text:list-item>
          <text:p text:style-name="P133"><text:bookmark-start text:name="_Toc120372878"/><text:bookmark-start text:name="_Toc120806650"/>Simplify<text:bookmark-end text:name="_Toc120372878"/><text:bookmark-end text:name="_Toc120806650"/></text:p>
        </text:list-item>
      </text:list>
      <text:p text:style-name="Normal"/>
      <text:p text:style-name="Normal">R : simplify<text:line-break/>E : X ?= T<text:line-break/></text:p>
      <text:p text:style-name="Normal">X est remplacé par T dans toutes les équations du système P. Le nouveau système obtenu est alors affecté à Q.</text:p>
      <text:p text:style-name="P134">reduit(simplify, X ?= T, P, Q) :- elimination(X ?= T, P, Q), !.</text:p>
      <text:p text:style-name="Normal"/>
      <text:p text:style-name="Normal">Dans ces 3 prédicats ci-dessus, on utilise le prédicat élimination qui va appliquer l’unification aux regles rename, expand, &amp; simplify.</text:p>
      <text:p text:style-name="P135">elimination(X ?= T, P, Q) :- X = T,Q = P, <text:s/>!.</text:p>
      <text:p text:style-name="P136"/>
      <text:list text:style-name="LFO1" text:continue-numbering="true">
        <text:list-item>
          <text:p text:style-name="P137"><text:bookmark-start text:name="_Toc120372879"/><text:bookmark-start text:name="_Toc120806651"/><text:soft-page-break/>Decompose<text:bookmark-end text:name="_Toc120372879"/><text:bookmark-end text:name="_Toc120806651"/></text:p>
        </text:list-item>
      </text:list>
      <text:p text:style-name="Normal"/>
      <text:p text:style-name="Normal">R : decompose<text:line-break/>E : Fonct1 ?=Fonct2</text:p>
      <text:p text:style-name="P138">reduit(decompose, Fonct1?= Fonct2, P, Q) :-</text:p>
      <text:p text:style-name="P139"><text:s text:c="2"/>functor(Fonct1, _, A),% recuperer le nombre d'arguments</text:p>
      <text:p text:style-name="P140"><text:s text:c="2"/>decompose(Fonct1, Fonct2, A, Liste),% recuperer les nouvelles eq</text:p>
      <text:p text:style-name="P141"><text:s text:c="2"/>append(Liste,P,Q), % ajout des eq dans le prog P</text:p>
      <text:p text:style-name="P142"><text:s text:c="2"/>!.</text:p>
      <text:p text:style-name="P143"/>
      <text:list text:style-name="LFO1" text:continue-numbering="true">
        <text:list-item>
          <text:p text:style-name="P144"><text:bookmark-start text:name="_Toc120372880"/><text:bookmark-start text:name="_Toc120806652"/>Orient<text:bookmark-end text:name="_Toc120372880"/><text:bookmark-end text:name="_Toc120806652"/></text:p>
        </text:list-item>
      </text:list>
      <text:p text:style-name="Normal"/>
      <text:p text:style-name="Normal">R : orient<text:line-break/>E : X ?=T</text:p>
      <text:p text:style-name="Normal"/>
      <text:p text:style-name="Normal">On inverse X et T pour ajouter T ?=X dans la liste de P. Le résultat obtenu est affecté à Q.</text:p>
      <text:p text:style-name="P145">reduit(orient, T ?= X, P, Q) :- append([X ?= T], P, Q), !.</text:p>
      <text:p text:style-name="P146"/>
      <text:list text:style-name="LFO1" text:continue-numbering="true">
        <text:list-item>
          <text:p text:style-name="P147"><text:bookmark-start text:name="_Toc120372881"/><text:bookmark-start text:name="_Toc120806653"/>Check<text:bookmark-end text:name="_Toc120372881"/><text:bookmark-end text:name="_Toc120806653"/></text:p>
        </text:list-item>
      </text:list>
      <text:p text:style-name="Normal"/>
      <text:p text:style-name="Normal">R : check</text:p>
      <text:p text:style-name="P148">reduit(check, _, _, bottom) :- fail.</text:p>
      <text:p text:style-name="Normal">Si cette règle est applicable, cela signifie que le système d’équation n’est pas correct et est donc impossible à unifier. L’appel de cette règle stop l’exécution du programme. Définir cette regle n’est pas obligatoire étant donné que l’absence de clause équivaut à un fail.</text:p>
      <text:p text:style-name="Normal"/>
      <text:list text:style-name="LFO1" text:continue-numbering="true">
        <text:list-item>
          <text:p text:style-name="P149"><text:bookmark-start text:name="_Toc120372882"/><text:bookmark-start text:name="_Toc120806654"/>Clash<text:bookmark-end text:name="_Toc120372882"/><text:bookmark-end text:name="_Toc120806654"/></text:p>
        </text:list-item>
      </text:list>
      <text:p text:style-name="Normal"/>
      <text:p text:style-name="Normal"/>
      <text:p text:style-name="Normal">R : clash</text:p>
      <text:p text:style-name="P150">reduit(clash, _, _, bottom) :- fail.</text:p>
      <text:p text:style-name="Normal">Si cette règle est applicable, cela signifie que le système d’équation n’est pas correct et est donc impossible à unifier. L’appel de cette règle stop l’exécution du programme. Définir cette regle n’est pas obligatoire étant donné que l’absence de clause équivaut à un fail.</text:p>
      <text:list text:style-name="LFO1" text:continue-numbering="true">
        <text:list-item>
          <text:p text:style-name="P151"><text:bookmark-start text:name="_Toc120806655"/><text:soft-page-break/>Clean<text:bookmark-end text:name="_Toc120806655"/></text:p>
        </text:list-item>
      </text:list>
      <text:p text:style-name="Normal"/>
      <text:p text:style-name="Normal">Si la règle est appliquée, elle effectue un nettoyage pour retirer une équation telle que : X ?=X, ou a ?=a.</text:p>
      <text:p text:style-name="Normal">Cela permet d’éviter<text:s/>les boucles infinies<text:s/>ou<text:s/>les plantages<text:s/>lors de<text:s/>certaines exécutions.</text:p>
      <text:p text:style-name="Normal"/>
      <text:h text:style-name="Titre2" text:outline-level="2"><text:bookmark-start text:name="_Toc120372883"/><text:bookmark-start text:name="_Toc120806656"/>4. Prédicat d’unification<text:bookmark-end text:name="_Toc120372883"/><text:bookmark-end text:name="_Toc120806656"/></text:h>
      <text:p text:style-name="Normal"/>
      <text:p text:style-name="Normal">Le prédicat d’unification unifie(P) va unifier le système d’équations P.</text:p>
      <text:p text:style-name="P152">unifie([X|P]) :-</text:p>
      <text:p text:style-name="P153"><text:tab/>aff_syst([X|P]),regle(X,R), aff_regle(R,X),reduit(R,X,P,Q), !,<text:s/><text:tab/>unifie(Q).</text:p>
      <text:p text:style-name="P154">unifie([]) :- echo("\nUnification terminee."), echo("Resultat: \n\n"),!.</text:p>
      <text:p text:style-name="P155">On appelle reduit(R, X, P, Q) qui applique une règle sur l’équation X du système d’équations P et stocke le résultat dans Q, puis on appelle récursivement jusqu’à ce que Q devienne vide. En effet, appeler<text:s/><text:span text:style-name="T156">unifie</text:span><text:s/>sur une liste vide signifie qu’il n’y a plus d’équations à unifier et donc que l’unification est terminée, ce qui va se traduire par un echo (affichage du résultat).</text:p>
      <text:p text:style-name="P157"/>
      <text:h text:style-name="Titre2" text:outline-level="2"><text:bookmark-start text:name="_Toc120372884"/><text:bookmark-start text:name="_Toc120806657"/>5. Stratégies implémentées<text:bookmark-end text:name="_Toc120372884"/><text:bookmark-end text:name="_Toc120806657"/></text:h>
      <text:p text:style-name="Normal"/>
      <text:h text:style-name="Titre3" text:outline-level="3">a.<text:s/><text:bookmark-start text:name="_Toc120372885"/><text:bookmark-start text:name="_Toc120806658"/>choix_premier<text:bookmark-end text:name="_Toc120372885"/><text:bookmark-end text:name="_Toc120806658"/></text:h>
      <text:p text:style-name="P158"/>
      <text:p text:style-name="P159">Choisit la première équation du système afin de la réduire.</text:p>
      <text:p text:style-name="P160">unifie([X|P],choix_premier):- unifie([X|P]), !.</text:p>
      <text:p text:style-name="P161">Voir exemple ci-dessous.</text:p>
      <text:p text:style-name="P162">trace_unif( [ f(X,Y) ?= f(Z,g) , Z ?= f(Y) , M ?= t ], choix_premier) .</text:p>
      <text:p text:style-name="P163">system: [f(_5906,_5908)?=f(_5912,g),_5912?=f(_5908),_5946?=t]</text:p>
      <text:p text:style-name="P164">decompose: f(_5906,_5908)?=f(_5912,g)</text:p>
      <text:p text:style-name="P165">system: [_5906?=_5912,_5908?=g,_5912?=f(_5908),_5946?=t]</text:p>
      <text:p text:style-name="P166">rename: _5906?=_5912</text:p>
      <text:p text:style-name="P167">system: [_5908?=g,_5906?=f(_5908),_5946?=t]</text:p>
      <text:p text:style-name="P168">simplify: _5908?=g</text:p>
      <text:p text:style-name="P169">system: [_5906?=f(g),_5946?=t]</text:p>
      <text:p text:style-name="P170">expand: _5906?=f(g)</text:p>
      <text:p text:style-name="P171">system: [_5946?=t]</text:p>
      <text:p text:style-name="P172">simplify: _5946?=t</text:p>
      <text:p text:style-name="P173"/>
      <text:p text:style-name="P174">Unification terminee.Resultat:</text:p>
      <text:p text:style-name="P175">X = Z, Z = f(g),</text:p>
      <text:p text:style-name="P176">Y = g,</text:p>
      <text:p text:style-name="P177">M = t.</text:p>
      <text:p text:style-name="P178"/>
      <text:p text:style-name="P179">trace_unif([f(X,Y) ?= f(g(Z),h(a)),Z?=f(Y)],choix_premier).</text:p>
      <text:p text:style-name="P180">system: [f(_3434,_3436)?=f(g(_3440),h(a)),_3440?=f(_3436)]</text:p>
      <text:p text:style-name="P181">decompose: f(_3434,_3436)?=f(g(_3440),h(a))</text:p>
      <text:p text:style-name="P182">system: [_3434?=g(_3440),_3436?=h(a),_3440?=f(_3436)]</text:p>
      <text:p text:style-name="P183">expand: _3434?=g(_3440)</text:p>
      <text:p text:style-name="P184">system: [_3436?=h(a),_3440?=f(_3436)]</text:p>
      <text:p text:style-name="P185">expand: _3436?=h(a)</text:p>
      <text:p text:style-name="P186">system: [_3440?=f(h(a))]</text:p>
      <text:p text:style-name="P187">expand: _3440?=f(h(a))</text:p>
      <text:p text:style-name="P188"/>
      <text:p text:style-name="P189">Unification terminee.Resultat:</text:p>
      <text:p text:style-name="P190"/>
      <text:p text:style-name="P191">X = g(f(h(a))),</text:p>
      <text:p text:style-name="P192">Y = h(a),</text:p>
      <text:p text:style-name="P193">Z = f(h(a)).</text:p>
      <text:p text:style-name="P194"/>
      <text:h text:style-name="Titre3" text:outline-level="3"><text:bookmark-start text:name="_Toc120372886"/><text:bookmark-start text:name="_Toc120806659"/>b.choix_pondere_i<text:bookmark-end text:name="_Toc120372886"/><text:bookmark-end text:name="_Toc120806659"/></text:h>
      <text:p text:style-name="Normal"/>
      <text:p text:style-name="P195">Choisit la règle applicable avec le poids le plus élevé afin de l’appliquer en premier.</text:p>
      <text:p text:style-name="P196">Il faut appeler choix_equation qui va déterminer l’équation comportant les règles à appliquer en priorité. choix_equation <text:s/>appelle elle-même regle_applicable qui définit l’ordre de sélection des règles selon les deux ordres de grandeur définis ci-dessus.</text:p>
      <text:p text:style-name="P197"/>
      <text:p text:style-name="P198">choix_equation([X|P],Q,E,[R1|Regles],R):-</text:p>
      <text:p text:style-name="P199"><text:span text:style-name="T200"><text:tab/></text:span><text:span text:style-name="T201">regle_applicable(X, [R1|Regles], R), E = X, !.</text:span></text:p>
      <text:p text:style-name="P202">choix_equation([X|P], Q, E,[R1|Regles],R) :-</text:p>
      <text:p text:style-name="P203"><text:tab/>choix_equation(P, Q, E,[R1|Regles],R), !.</text:p>
      <text:p text:style-name="P204"/>
      <text:p text:style-name="Normal">On donne un poids à chaque règle selon un modèle donné :</text:p>
      <text:p text:style-name="Normal"><text:span text:style-name="T205">choix_pondere_1</text:span><text:span text:style-name="T206">:<text:s/></text:span><text:span text:style-name="T207">clean; clash; check &gt; rename; simplify &gt; orient &gt; decompose &gt; expand</text:span></text:p>
      <text:p text:style-name="Normal"><text:span text:style-name="T208">choix_pondere_2:<text:s/></text:span><text:span text:style-name="T209">orient; expand &gt; decompose; simplify &gt; clean; clash; check &gt; rename</text:span></text:p>
      <text:p text:style-name="P210"/>
      <text:p text:style-name="Normal">Le choix des poids sera expliqué via les exemples et traces d’exécution du programme ci-dessous.</text:p>
      <text:p text:style-name="Normal"/>
      <text:p text:style-name="P211"><text:bookmark-start text:name="_Toc120372887"/><text:bookmark-start text:name="_Toc120806660"/></text:p>
      <text:soft-page-break/>
      <text:h text:style-name="P212" text:outline-level="2">6. Prédicat prédéfinis<text:bookmark-end text:name="_Toc120372887"/><text:bookmark-end text:name="_Toc120806660"/></text:h>
      <text:list text:style-name="LFO2" text:continue-numbering="true">
        <text:list-item>
          <text:p text:style-name="P213">Prédicat functor(…)</text:p>
        </text:list-item>
      </text:list>
      <text:p text:style-name="P214">Le prédicat functor(…) permet de récupérer le nom d’une fonction ainsi que son nombre d’arguments.</text:p>
      <text:p text:style-name="P215">Le prédicat functor(X,A,N) récupère le nom de la fonction X et de le stocker dans A, ainsi que son nombre d’argument qu’il stocke dans N.</text:p>
      <text:p text:style-name="P216"/>
      <text:list text:style-name="LFO3" text:continue-numbering="true">
        <text:list-item>
          <text:p text:style-name="P217">Prédicat arg(…)</text:p>
        </text:list-item>
      </text:list>
      <text:p text:style-name="P218">Le prédicat arg(..) permet de récupérer l’argument d’une équation.</text:p>
      <text:p text:style-name="P219">Le prédicat arg(n,E,X) récupère le n-ième argument de l’équation E et de le stocker dans X.</text:p>
      <text:p text:style-name="P220">(avec n un entier strictement supérieur à 0)</text:p>
      <text:p text:style-name="P221"/>
      <text:list text:style-name="LFO4" text:continue-numbering="true">
        <text:list-item>
          <text:p text:style-name="P222">Prédicat var(…)</text:p>
        </text:list-item>
      </text:list>
      <text:p text:style-name="P223">Le prédicat var(…) permet de définir si un terme est une variable. Le prédicat var(X) renvoie true si X est une variable, sinon renvoie false.</text:p>
      <text:p text:style-name="P224"/>
      <text:list text:style-name="LFO5" text:continue-numbering="true">
        <text:list-item>
          <text:p text:style-name="P225">Prédicat nonvar(…)</text:p>
        </text:list-item>
      </text:list>
      <text:p text:style-name="P226">Le prédicat nonvar(…) permet de définir si un terme est un terme instancié. Le prédicat nonvar(X) renvoie true si X est un terme instancié (n’est pas une variable), sinon renvoie false.</text:p>
      <text:p text:style-name="P227"/>
      <text:list text:style-name="LFO6" text:continue-numbering="true">
        <text:list-item>
          <text:p text:style-name="P228">Prédicat compound(…)</text:p>
        </text:list-item>
      </text:list>
      <text:p text:style-name="P229">Le prédicat compound permet de définir si un terme est composé. Le prédicat compound(X) renvoie true si X est un terme composé, sinon renvoie false.</text:p>
      <text:p text:style-name="P230"/>
      <text:list text:style-name="LFO7" text:continue-numbering="true">
        <text:list-item>
          <text:p text:style-name="P231">Prédicat atomic(…)</text:p>
        </text:list-item>
      </text:list>
      <text:p text:style-name="P232">Le prédicat atomic(…) permet de définir si un terme est une constante. Le prédicat atomic(X) renvoie true si X est une constante, sinon renvoie false.</text:p>
      <text:p text:style-name="P233"/>
      <text:h text:style-name="Titre2" text:outline-level="2"><text:bookmark-start text:name="_Toc120372888"/><text:bookmark-start text:name="_Toc120806661"/>7. Exécution du programme<text:bookmark-end text:name="_Toc120372888"/><text:s/>et exemples significatifs<text:bookmark-end text:name="_Toc120806661"/></text:h>
      <text:p text:style-name="Normal"/>
      <text:p text:style-name="P234">:- initialization</text:p>
      <text:p text:style-name="P235"><text:s text:c="8"/>manual.</text:p>
      <text:p text:style-name="P236">manual :- write("Unification Martelli-Montanari\n"),</text:p>
      <text:p text:style-name="P237">write("\n\nUtilisez trace_unif(P,S) pour executer l'algorithme de Martelli-Montanari avec les traces d'execution a chaque etape."),</text:p>
      <text:p text:style-name="P238">write("\nUtilisez unif(P,S) pour executer l'algorithme de Martelli-Montanari sans les traces d'execution."),</text:p>
      <text:p text:style-name="P239">write("\nP est le systeme a unifier. S represente une strategie a employer: choix_premier, choix_pondere_1, choix_pondere_2."),</text:p>
      <text:p text:style-name="P240">        set_echo, !.</text:p>
      <text:p text:style-name="P241"/>
      <text:p text:style-name="P242"/>
      <text:p text:style-name="Normal">Ces instructions permettent de lancer « manual » dés le lancement de swi-prolog, ce qui affichera une liste des commandes ainsi que leur utilisation a l’utilisateur afin qu’il puisse faire son choix.</text:p>
      <text:p text:style-name="Normal"/>
      <text:p text:style-name="P243"/>
      <text:list text:style-name="LFO8" text:continue-numbering="true">
        <text:list-item>
          <text:p text:style-name="P244"><draw:frame draw:style-name="a0" text:anchor-type="as-char" svg:x="0in" svg:y="0in" svg:width="2.59375in" svg:height="0.1875in" style:rel-width="scale" style:rel-height="scale"><draw:object xlink:href="Object 1/" xlink:type="simple" xlink:show="embed" xlink:actuate="onLoad"/></draw:frame></text:p>
        </text:list-item>
      </text:list>
      <text:p text:style-name="P245">Cet exemple présente une occurrence de variable et doit donc s’arrêter<text:s/>sur un « false » une fois cette dernière détecter.<text:s/></text:p>
      <text:p text:style-name="P246">On note que le<text:s/><text:span text:style-name="T247">choix_pondere_1</text:span><text:s/>s’arrête avant les deux autres stratégies étant donné qu’elle évalue en premier le clash et le check<text:s/>qui sont toutes deux des conditions d’arrêt du programme. Cela évite donc des étapes intermédiaires<text:s/>inutiles.</text:p>
      <text:p text:style-name="P248">Choix_premier</text:p>
      <text:p text:style-name="P249">?- unifie([f(X,X,Y) ?= f(f(Y,Y,Z),f(Y,X,Z),a)], choix_premier).</text:p>
      <text:p text:style-name="P250"/>
      <text:p text:style-name="P251">system: [f(_4666,_4666,_4670)?=f(f(_4670,_4670,_4678),f(_4670,_4666,_4678),a)]</text:p>
      <text:p text:style-name="P252">decompose: f(_4666,_4666,_4670)?=f(f(_4670,_4670,_4678),f(_4670,_4666,_4678),a)</text:p>
      <text:p text:style-name="P253">system: [_4666?=f(_4670,_4670,_4678),_4666?=f(_4670,_4666,_4678),_4670?=a]</text:p>
      <text:p text:style-name="P254">expand: _4666?=f(_4670,_4670,_4678)</text:p>
      <text:p text:style-name="P255">system: [f(_4670,_4670,_4678)?=f(_4670,f(_4670,_4670,_4678),_4678),_4670?=a]</text:p>
      <text:p text:style-name="P256">decompose: f(_4670,_4670,_4678)?=f(_4670,f(_4670,_4670,_4678),_4678)</text:p>
      <text:p text:style-name="P257">system: [_4670?=_4670,_4670?=f(_4670,_4670,_4678),_4678?=_4678,_4670?=a]</text:p>
      <text:p text:style-name="P258">rename: _4670?=_4670</text:p>
      <text:p text:style-name="P259">system: [_4670?=f(_4670,_4670,_4678),_4678?=_4678,_4670?=a]</text:p>
      <text:p text:style-name="P260">check: _4670?=f(_4670,_4670,_4678)</text:p>
      <text:p text:style-name="P261">system: [_4670?=f(_4670,_4670,_4678),_4678?=_4678,_4670?=a]</text:p>
      <text:p text:style-name="Normal"><text:span text:style-name="T262">false</text:span><text:span text:style-name="T263">.</text:span></text:p>
      <text:p text:style-name="P264"/>
      <text:p text:style-name="P265">Choix_pondere_1</text:p>
      <text:p text:style-name="P266">?- unifie([f(X,X,Y) ?= f(f(Y,Y,Z),f(Y,X,Z),a)], choix_pondere_1).</text:p>
      <text:p text:style-name="P267"/>
      <text:p text:style-name="P268">system: [f(_6038,_6038,_6042)?=f(f(_6042,_6042,_6050),f(_6042,_6038,_6050),a)]</text:p>
      <text:p text:style-name="P269">decompose: f(_6038,_6038,_6042)?=f(f(_6042,_6042,_6050),f(_6042,_6038,_6050),a)</text:p>
      <text:p text:style-name="P270">system: [_6038?=f(_6042,_6042,_6050),_6038?=f(_6042,_6038,_6050),_6042?=a]</text:p>
      <text:p text:style-name="P271">check: _6038?=f(_6042,_6038,_6050)</text:p>
      <text:p text:style-name="Normal"><text:span text:style-name="T272">false</text:span><text:span text:style-name="T273">.</text:span></text:p>
      <text:p text:style-name="P274"/>
      <text:p text:style-name="P275">Choix_pondere_1</text:p>
      <text:p text:style-name="P276">?- unifie([f(X,X,Y) ?= f(f(Y,Y,Z),f(Y,X,Z),a)], choix_pondere_2).</text:p>
      <text:p text:style-name="P277"/>
      <text:p text:style-name="P278">system: [f(_12598,_12598,_12602)?=f(f(_12602,_12602,_12610),f(_12602,_12598,_12610),a)]</text:p>
      <text:p text:style-name="P279">decompose: f(_12598,_12598,_12602)?=f(f(_12602,_12602,_12610),f(_12602,_12598,_12610),a)</text:p>
      <text:soft-page-break/>
      <text:p text:style-name="P280">system: [_12598?=f(_12602,_12602,_12610),_12598?=f(_12602,_12598,_12610),_12602?=a]</text:p>
      <text:p text:style-name="P281">expand: _12598?=f(_12602,_12602,_12610)</text:p>
      <text:p text:style-name="P282">system: [f(_12602,_12602,_12610)?=f(_12602,f(_12602,_12602,_12610),_12610),_12602?=a]</text:p>
      <text:p text:style-name="P283">decompose: f(_12602,_12602,_12610)?=f(_12602,f(_12602,_12602,_12610),_12610)</text:p>
      <text:p text:style-name="P284">system: [_12602?=_12602,_12602?=f(_12602,_12602,_12610),_12610?=_12610,_12602?=a]</text:p>
      <text:p text:style-name="P285">simplify: _12602?=a</text:p>
      <text:p text:style-name="P286">system: [a?=f(a,a,_12610),_12610?=_12610,a?=a]</text:p>
      <text:p text:style-name="P287">rename: _12610?=_12610</text:p>
      <text:p text:style-name="P288">system: [a?=f(a,a,_12610),a?=a]</text:p>
      <text:p text:style-name="Normal"><text:span text:style-name="T289">false</text:span><text:span text:style-name="T290">.</text:span></text:p>
      <text:p text:style-name="P291"/>
      <text:p text:style-name="P292"/>
      <text:list text:style-name="LFO8" text:continue-numbering="true">
        <text:list-item>
          <text:p text:style-name="P293"><draw:frame draw:style-name="a1" text:anchor-type="as-char" svg:x="0in" svg:y="0in" svg:width="2.52083in" svg:height="0.1875in" style:rel-width="scale" style:rel-height="scale"><draw:object xlink:href="Object 2/" xlink:type="simple" xlink:show="embed" xlink:actuate="onLoad"/></draw:frame></text:p>
        </text:list-item>
      </text:list>
      <text:p text:style-name="P294">Cet exemple doit pouvoir s’unifier de la manière suivante : X = f(a, a, Z) et Y = a.<text:line-break/>Suivant la stratégie adoptée, le nombre d’étape intermédiaire n’est pas le même.<text:s/>On en déduit donc que le poids que nous utilisons sur nos règles a une incidence sur le temps d’exécution du programme (Au moins sur le nombre d’étape intermédiaire, les exemples présentés étant relativement simple, il est très difficile de comparer les temps d’exécution).</text:p>
      <text:p text:style-name="Normal"><text:span text:style-name="T295">?-<text:s/></text:span><text:span text:style-name="T296">unifie([f(X,X,Y)?=f(f(Y,Y,Z),f(Y,Y,Z),a)], choix_premier).</text:span></text:p>
      <text:p text:style-name="P297"/>
      <text:p text:style-name="P298">system: [f(_294,_294,_298)?=f(f(_298,_298,_306),f(_298,_298,_306),a)]</text:p>
      <text:p text:style-name="P299">decompose: f(_294,_294,_298)?=f(f(_298,_298,_306),f(_298,_298,_306),a)</text:p>
      <text:p text:style-name="P300">system: [_294?=f(_298,_298,_306),_294?=f(_298,_298,_306),_298?=a]</text:p>
      <text:p text:style-name="P301">expand: _294?=f(_298,_298,_306)</text:p>
      <text:p text:style-name="P302">system: [f(_298,_298,_306)?=f(_298,_298,_306),_298?=a]</text:p>
      <text:p text:style-name="P303">clean: f(_298,_298,_306)?=f(_298,_298,_306)</text:p>
      <text:p text:style-name="P304">system: [_298?=a]</text:p>
      <text:p text:style-name="P305">simplify: _298?=a</text:p>
      <text:p text:style-name="P306">Unification terminee.Resultat:<text:s/></text:p>
      <text:p text:style-name="P307"/>
      <text:p text:style-name="P308">X = f(a, a, Z),</text:p>
      <text:p text:style-name="P309">Y = a.</text:p>
      <text:p text:style-name="P310"/>
      <text:p text:style-name="P311">Choix_pondere_1</text:p>
      <text:p text:style-name="P312">?- unifie([f(X,X,Y)?=f(f(Y,Y,Z),f(Y,Y,Z),a)], choix_pondere_1).</text:p>
      <text:p text:style-name="P313"/>
      <text:p text:style-name="P314">system: [f(_2570,_2570,_2574)?=f(f(_2574,_2574,_2582),f(_2574,_2574,_2582),a)]</text:p>
      <text:p text:style-name="P315">decompose: f(_2570,_2570,_2574)?=f(f(_2574,_2574,_2582),f(_2574,_2574,_2582),a)</text:p>
      <text:p text:style-name="P316">system: [_2570?=f(_2574,_2574,_2582),_2570?=f(_2574,_2574,_2582),_2574?=a]</text:p>
      <text:p text:style-name="P317">simplify: _2574?=a</text:p>
      <text:p text:style-name="P318">system: [_2570?=f(a,a,_2582),_2570?=f(a,a,_2582)]</text:p>
      <text:p text:style-name="P319">expand: _2570?=f(a,a,_2582)</text:p>
      <text:p text:style-name="P320">system: [f(a,a,_2582)?=f(a,a,_2582)]</text:p>
      <text:p text:style-name="P321">clean: f(a,a,_2582)?=f(a,a,_2582)</text:p>
      <text:p text:style-name="P322">Unification terminee.Resultat:<text:s/></text:p>
      <text:p text:style-name="P323"/>
      <text:p text:style-name="P324">X = f(a, a, Z),</text:p>
      <text:p text:style-name="P325">Y = a.</text:p>
      <text:p text:style-name="Normal"/>
      <text:p text:style-name="P326">Choix_pondere_2</text:p>
      <text:p text:style-name="P327"/>
      <text:p text:style-name="P328">?- unifie([f(X,X,Y)?=f(f(Y,Y,Z),f(Y,Y,Z),a)], choix_pondere_2).</text:p>
      <text:p text:style-name="P329"/>
      <text:p text:style-name="P330">system: [f(_4912,_4912,_4916)?=f(f(_4916,_4916,_4924),f(_4916,_4916,_4924),a)]</text:p>
      <text:p text:style-name="P331">decompose: f(_4912,_4912,_4916)?=f(f(_4916,_4916,_4924),f(_4916,_4916,_4924),a)</text:p>
      <text:p text:style-name="P332">system: [_4912?=f(_4916,_4916,_4924),_4912?=f(_4916,_4916,_4924),_4916?=a]</text:p>
      <text:p text:style-name="P333">expand: _4912?=f(_4916,_4916,_4924)</text:p>
      <text:p text:style-name="P334">system: [f(_4916,_4916,_4924)?=f(_4916,_4916,_4924),_4916?=a]</text:p>
      <text:p text:style-name="P335">decompose: f(_4916,_4916,_4924)?=f(_4916,_4916,_4924)</text:p>
      <text:p text:style-name="P336">system: [_4916?=_4916,_4916?=_4916,_4924?=_4924,_4916?=a]</text:p>
      <text:p text:style-name="P337">simplify: _4916?=a</text:p>
      <text:p text:style-name="P338">system: [a?=a,_4924?=_4924,a?=a]</text:p>
      <text:p text:style-name="P339">clean: a?=a</text:p>
      <text:p text:style-name="P340">system: [_4924?=_4924,a?=a]</text:p>
      <text:p text:style-name="P341">clean: _4924?=_4924</text:p>
      <text:p text:style-name="P342">system: [a?=a]</text:p>
      <text:p text:style-name="P343">clean: a?=a</text:p>
      <text:p text:style-name="P344">Unification terminee.Resultat:<text:s/></text:p>
      <text:p text:style-name="P345"/>
      <text:p text:style-name="P346">X = f(a, a, Z),</text:p>
      <text:p text:style-name="P347">Y = a.</text:p>
      <text:p text:style-name="P348"/>
      <text:p text:style-name="P349"/>
      <text:h text:style-name="Titre2" text:outline-level="2"><text:bookmark-start text:name="_Toc120806662"/>8. Sources<text:bookmark-end text:name="_Toc120806662"/></text:h>
      <text:p text:style-name="Normal"/>
      <text:p text:style-name="Normal">Pour la réalisation de ce projet nous avons utilisé diverses sources :</text:p>
      <text:list text:style-name="LFO11" text:continue-numbering="true">
        <text:list-item>
          <text:p text:style-name="P350"><text:span text:style-name="T351">Documentation officielle de prolog :</text:span><text:tab/><text:a xlink:href="http://www.swi-prolog.org/" office:target-frame-name="_top" xlink:show="replace"><text:span text:style-name="Lienhypertexte">http://www.swi-prolog.org/</text:span></text:a></text:p>
        </text:list-item>
        <text:list-item>
          <text:p text:style-name="P352"><text:span text:style-name="T353">Forum d’aide :</text:span><text:s/><text:a xlink:href="https://stackoverflow.com/" office:target-frame-name="_top" xlink:show="replace"><text:span text:style-name="Lienhypertexte">https://stackoverflow.com/</text:span></text:a><text:s/>(plusieurs postes ont été consulté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 fo:text-indent="0.1527in"/>
      <style:text-properties style:font-name="Calibri Light" style:font-name-asian="Times New Roman" style:font-name-complex="Calibri Light" fo:font-weight="bold" style:font-weight-asian="bold" style:font-weight-complex="bold" fo:color="#44546A" fo:font-size="16pt" style:font-size-asian="16pt" style:font-size-complex="16pt" style:text-underline-type="single" style:text-underline-style="solid" style:text-underline-width="auto" style:text-underline-mode="continuous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44546A" fo:font-size="12pt" style:font-size-asian="12pt" style:font-size-complex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line-height="105%"/>
      <style:text-properties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tru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format="I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Pieddepage" style:family="paragraph">
      <style:paragraph-properties fo:text-align="center"/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5" style:parent-style-name="En-têt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P3"><text:span text:style-name="T4"><text:page-number text:fixed="false">2</text:page-number></text:span></text:p>
        <text:p text:style-name="Pieddepage"/>
      </style:footer>
    </style:master-page>
    <style:master-page style:next-style-name="MP0" style:name="MPF0" style:page-layout-name="PL0">
      <style:header>
        <text:p text:style-name="P5">02/12/202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andre SERRATORE</meta:initial-creator>
    <dc:creator>Alexandre SERRATORE</dc:creator>
    <meta:creation-date>2022-11-19T13:57:00Z</meta:creation-date>
    <dc:date>2022-12-01T16:06:00Z</dc:date>
    <meta:template xlink:href="Normal.dotm" xlink:type="simple"/>
    <meta:editing-cycles>21</meta:editing-cycles>
    <meta:editing-duration>PT11940S</meta:editing-duration>
    <meta:document-statistic meta:page-count="13" meta:paragraph-count="34" meta:word-count="2622" meta:character-count="17014" meta:row-count="120" meta:non-whitespace-character-count="14426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(</mml:mo>
  <mml:mi>X</mml:mi>
  <mml:mo>,</mml:mo>
  <mml:mi>X</mml:mi>
  <mml:mo>,</mml:mo>
  <mml:mi>Y</mml:mi>
  <mml:mo>)</mml:mo>
  <mml:mi> </mml:mi>
  <mml:mo>?</mml:mo>
  <mml:mo>=</mml:mo>
  <mml:mi> </mml:mi>
  <mml:mi>f</mml:mi>
  <mml:mo>(</mml:mo>
  <mml:mi>f</mml:mi>
  <mml:mo>(</mml:mo>
  <mml:mi>Y</mml:mi>
  <mml:mo>,</mml:mo>
  <mml:mi>Y</mml:mi>
  <mml:mo>,</mml:mo>
  <mml:mi>Z</mml:mi>
  <mml:mo>)</mml:mo>
  <mml:mo>,</mml:mo>
  <mml:mi>f</mml:mi>
  <mml:mo>(</mml:mo>
  <mml:mi>Y</mml:mi>
  <mml:mo>,</mml:mo>
  <mml:mi>X</mml:mi>
  <mml:mo>,</mml:mo>
  <mml:mi>Z</mml:mi>
  <mml:mo>)</mml:mo>
  <mml:mo>,</mml:mo>
  <mml:mi>a</mml:mi>
  <mml:mo>)</mml:mo>
</mml:math>
</file>

<file path=Object 2/content.xml><?xml version="1.0" encoding="utf-8"?>
<mml:math xmlns:mml="http://www.w3.org/1998/Math/MathML" xmlns:m="http://schemas.openxmlformats.org/officeDocument/2006/math">
  <mml:mi>f</mml:mi>
  <mml:mo>(</mml:mo>
  <mml:mi>X</mml:mi>
  <mml:mo>,</mml:mo>
  <mml:mi>X</mml:mi>
  <mml:mo>,</mml:mo>
  <mml:mi>Y</mml:mi>
  <mml:mo>)</mml:mo>
  <mml:mo>?</mml:mo>
  <mml:mo>=</mml:mo>
  <mml:mi>f</mml:mi>
  <mml:mo>(</mml:mo>
  <mml:mi>f</mml:mi>
  <mml:mo>(</mml:mo>
  <mml:mi>Y</mml:mi>
  <mml:mo>,</mml:mo>
  <mml:mi>Y</mml:mi>
  <mml:mo>,</mml:mo>
  <mml:mi>Z</mml:mi>
  <mml:mo>)</mml:mo>
  <mml:mo>,</mml:mo>
  <mml:mi>f</mml:mi>
  <mml:mo>(</mml:mo>
  <mml:mi>Y</mml:mi>
  <mml:mo>,</mml:mo>
  <mml:mi>Y</mml:mi>
  <mml:mo>,</mml:mo>
  <mml:mi>Z</mml:mi>
  <mml:mo>)</mml:mo>
  <mml:mo>,</mml:mo>
  <mml:mi>a</mml:mi>
  <mml:mo>)</mml:mo>
</mml:math>
</file>